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5.221cm"/>
    </style:style>
    <style:style style:name="co3" style:family="table-column">
      <style:table-column-properties fo:break-before="auto" style:column-width="7.56cm"/>
    </style:style>
    <style:style style:name="co4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3.436cm"/>
    </style:style>
    <style:style style:name="co9" style:family="table-column">
      <style:table-column-properties fo:break-before="auto" style:column-width="4.346cm"/>
    </style:style>
    <style:style style:name="co10" style:family="table-column">
      <style:table-column-properties fo:break-before="auto" style:column-width="2.766cm"/>
    </style:style>
    <style:style style:name="co11" style:family="table-column">
      <style:table-column-properties fo:break-before="auto" style:column-width="3.387cm"/>
    </style:style>
    <style:style style:name="co12" style:family="table-column">
      <style:table-column-properties fo:break-before="auto" style:column-width="3.189cm"/>
    </style:style>
    <style:style style:name="co13" style:family="table-column">
      <style:table-column-properties fo:break-before="auto" style:column-width="2.85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3.415cm"/>
    </style:style>
    <style:style style:name="co16" style:family="table-column">
      <style:table-column-properties fo:break-before="auto" style:column-width="4.149cm"/>
    </style:style>
    <style:style style:name="co17" style:family="table-column">
      <style:table-column-properties fo:break-before="auto" style:column-width="4.581cm"/>
    </style:style>
    <style:style style:name="co18" style:family="table-column">
      <style:table-column-properties fo:break-before="auto" style:column-width="2.568cm"/>
    </style:style>
    <style:style style:name="co19" style:family="table-column">
      <style:table-column-properties fo:break-before="auto" style:column-width="2.992cm"/>
    </style:style>
    <style:style style:name="co20" style:family="table-column">
      <style:table-column-properties fo:break-before="auto" style:column-width="3.838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798cm"/>
    </style:style>
    <style:style style:name="co23" style:family="table-column">
      <style:table-column-properties fo:break-before="auto" style:column-width="2.963cm"/>
    </style:style>
    <style:style style:name="co24" style:family="table-column">
      <style:table-column-properties fo:break-before="auto" style:column-width="3.528cm"/>
    </style:style>
    <style:style style:name="co25" style:family="table-column">
      <style:table-column-properties fo:break-before="auto" style:column-width="3.697cm"/>
    </style:style>
    <style:style style:name="co26" style:family="table-column">
      <style:table-column-properties fo:break-before="auto" style:column-width="3.302cm"/>
    </style:style>
    <style:style style:name="co27" style:family="table-column">
      <style:table-column-properties fo:break-before="auto" style:column-width="3.33cm"/>
    </style:style>
    <style:style style:name="co28" style:family="table-column">
      <style:table-column-properties fo:break-before="auto" style:column-width="3.895cm"/>
    </style:style>
    <style:style style:name="co29" style:family="table-column">
      <style:table-column-properties fo:break-before="auto" style:column-width="2.596cm"/>
    </style:style>
    <style:style style:name="co30" style:family="table-column">
      <style:table-column-properties fo:break-before="auto" style:column-width="2.879cm"/>
    </style:style>
    <style:style style:name="co31" style:family="table-column">
      <style:table-column-properties fo:break-before="auto" style:column-width="2.907cm"/>
    </style:style>
    <style:style style:name="co32" style:family="table-column">
      <style:table-column-properties fo:break-before="auto" style:column-width="3.385cm"/>
    </style:style>
    <style:style style:name="co33" style:family="table-column">
      <style:table-column-properties fo:break-before="auto" style:column-width="3.104cm"/>
    </style:style>
    <style:style style:name="co34" style:family="table-column">
      <style:table-column-properties fo:break-before="auto" style:column-width="2.794cm"/>
    </style:style>
    <style:style style:name="co35" style:family="table-column">
      <style:table-column-properties fo:break-before="auto" style:column-width="3.725cm"/>
    </style:style>
    <style:style style:name="co36" style:family="table-column">
      <style:table-column-properties fo:break-before="auto" style:column-width="4.374cm"/>
    </style:style>
    <style:style style:name="co37" style:family="table-column">
      <style:table-column-properties fo:break-before="auto" style:column-width="3.979cm"/>
    </style:style>
    <style:style style:name="co38" style:family="table-column">
      <style:table-column-properties fo:break-before="auto" style:column-width="4.205cm"/>
    </style:style>
    <style:style style:name="co39" style:family="table-column">
      <style:table-column-properties fo:break-before="auto" style:column-width="3.754cm"/>
    </style:style>
    <style:style style:name="co40" style:family="table-column">
      <style:table-column-properties fo:break-before="auto" style:column-width="3.358cm"/>
    </style:style>
    <style:style style:name="co41" style:family="table-column">
      <style:table-column-properties fo:break-before="auto" style:column-width="4.429cm"/>
    </style:style>
    <style:style style:name="co42" style:family="table-column">
      <style:table-column-properties fo:break-before="auto" style:column-width="3.563cm"/>
    </style:style>
    <style:style style:name="co43" style:family="table-column">
      <style:table-column-properties fo:break-before="auto" style:column-width="3.18cm"/>
    </style:style>
    <style:style style:name="co44" style:family="table-column">
      <style:table-column-properties fo:break-before="auto" style:column-width="3.844cm"/>
    </style:style>
    <style:style style:name="co45" style:family="table-column">
      <style:table-column-properties fo:break-before="auto" style:column-width="3.002cm"/>
    </style:style>
    <style:style style:name="co46" style:family="table-column">
      <style:table-column-properties fo:break-before="auto" style:column-width="4.53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258cm"/>
    </style:style>
    <style:style style:name="co49" style:family="table-column">
      <style:table-column-properties fo:break-before="auto" style:column-width="3.995cm"/>
    </style:style>
    <style:style style:name="co50" style:family="table-column">
      <style:table-column-properties fo:break-before="auto" style:column-width="3.817cm"/>
    </style:style>
    <style:style style:name="co51" style:family="table-column">
      <style:table-column-properties fo:break-before="auto" style:column-width="5.039cm"/>
    </style:style>
    <style:style style:name="co52" style:family="table-column">
      <style:table-column-properties fo:break-before="auto" style:column-width="3.717cm"/>
    </style:style>
    <style:style style:name="co5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ackground-color="#3faf46" style:text-align-source="fix" style:repeat-content="false" fo:border="0.99pt solid #000000" style:vertical-align="top"/>
      <style:paragraph-properties fo:text-align="center" fo:margin-left="0cm"/>
      <style:text-properties fo:color="#000000" fo:font-weight="bold"/>
    </style:style>
    <style:style style:name="ce4" style:family="table-cell" style:parent-style-name="Default">
      <style:table-cell-properties fo:background-color="#ffff00" style:text-align-source="fix" style:repeat-content="false" fo:border="0.99pt solid #000000" style:vertical-align="top"/>
      <style:paragraph-properties fo:text-align="center" fo:margin-left="0cm"/>
      <style:text-properties fo:color="#000000" fo:font-weight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4">
      <style:table-cell-properties fo:background-color="#ffff00" style:text-align-source="fix" style:repeat-content="false" fo:border="0.99pt solid #000000" style:vertical-align="top"/>
      <style:paragraph-properties fo:text-align="center" fo:margin-left="0cm"/>
      <style:text-properties fo:color="#000000" fo:font-weight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4">
      <style:table-cell-properties fo:background-color="#3faf46"/>
    </style:style>
    <style:style style:name="ce13" style:family="table-cell" style:parent-style-name="Default" style:data-style-name="N104">
      <style:table-cell-properties fo:background-color="#3faf4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5" table:default-cell-style-name="ce7"/>
        <table:table-column table:style-name="co6" table:default-cell-style-name="ce6"/>
        <table:table-column table:style-name="co7" table:default-cell-style-name="ce7"/>
        <table:table-column table:style-name="co8" table:default-cell-style-name="ce6"/>
        <table:table-column table:style-name="co9" table:default-cell-style-name="ce7"/>
        <table:table-column table:style-name="co10" table:default-cell-style-name="ce6"/>
        <table:table-column table:style-name="co11" table:default-cell-style-name="ce7"/>
        <table:table-column table:style-name="co7" table:default-cell-style-name="ce6"/>
        <table:table-column table:style-name="co12" table:default-cell-style-name="ce7"/>
        <table:table-column table:style-name="co13" table:default-cell-style-name="ce6"/>
        <table:table-column table:style-name="co12" table:default-cell-style-name="ce7"/>
        <table:table-column table:style-name="co14" table:default-cell-style-name="ce6"/>
        <table:table-column table:style-name="co15" table:default-cell-style-name="ce7"/>
        <table:table-column table:style-name="co16" table:default-cell-style-name="ce6"/>
        <table:table-column table:style-name="co17" table:default-cell-style-name="ce7"/>
        <table:table-column table:style-name="co18" table:default-cell-style-name="ce6"/>
        <table:table-column table:style-name="co19" table:default-cell-style-name="ce7"/>
        <table:table-column table:style-name="co15" table:default-cell-style-name="ce6"/>
        <table:table-column table:style-name="co20" table:default-cell-style-name="ce7"/>
        <table:table-column table:style-name="co21" table:default-cell-style-name="ce6"/>
        <table:table-column table:style-name="co22" table:default-cell-style-name="ce7"/>
        <table:table-column table:style-name="co23" table:default-cell-style-name="ce6"/>
        <table:table-column table:style-name="co11" table:default-cell-style-name="ce7"/>
        <table:table-column table:style-name="co24" table:default-cell-style-name="ce6"/>
        <table:table-column table:style-name="co25" table:default-cell-style-name="ce7"/>
        <table:table-column table:style-name="co26" table:default-cell-style-name="ce6"/>
        <table:table-column table:style-name="co27" table:default-cell-style-name="ce7"/>
        <table:table-column table:style-name="co10" table:default-cell-style-name="ce6"/>
        <table:table-column table:style-name="co6" table:default-cell-style-name="ce7"/>
        <table:table-column table:style-name="co26" table:default-cell-style-name="ce6"/>
        <table:table-column table:style-name="co28" table:default-cell-style-name="ce7"/>
        <table:table-column table:style-name="co29" table:default-cell-style-name="ce6"/>
        <table:table-column table:style-name="co30" table:default-cell-style-name="ce7"/>
        <table:table-column table:style-name="co6" table:default-cell-style-name="ce6"/>
        <table:table-column table:style-name="co31" table:default-cell-style-name="ce7"/>
        <table:table-column table:style-name="co32" table:default-cell-style-name="ce6"/>
        <table:table-column table:style-name="co33" table:default-cell-style-name="ce7"/>
        <table:table-column table:style-name="co34" table:default-cell-style-name="ce6"/>
        <table:table-column table:style-name="co11" table:default-cell-style-name="ce7"/>
        <table:table-column table:style-name="co6" table:default-cell-style-name="ce6"/>
        <table:table-column table:style-name="co35" table:default-cell-style-name="ce7"/>
        <table:table-column table:style-name="co25" table:default-cell-style-name="ce6"/>
        <table:table-column table:style-name="co36" table:default-cell-style-name="ce7"/>
        <table:table-column table:style-name="co37" table:default-cell-style-name="ce6"/>
        <table:table-column table:style-name="co38" table:default-cell-style-name="ce7"/>
        <table:table-column table:style-name="co39" table:default-cell-style-name="ce6"/>
        <table:table-column table:style-name="co40" table:default-cell-style-name="ce7"/>
        <table:table-column table:style-name="co41" table:default-cell-style-name="ce6"/>
        <table:table-column table:style-name="co42" table:default-cell-style-name="ce7"/>
        <table:table-column table:style-name="co43" table:default-cell-style-name="ce6"/>
        <table:table-column table:style-name="co44" table:default-cell-style-name="ce7"/>
        <table:table-column table:style-name="co45" table:default-cell-style-name="ce6"/>
        <table:table-column table:style-name="co46" table:default-cell-style-name="ce7"/>
        <table:table-column table:style-name="co47" table:default-cell-style-name="ce6"/>
        <table:table-column table:style-name="co48" table:default-cell-style-name="ce7"/>
        <table:table-column table:style-name="co49" table:default-cell-style-name="ce6"/>
        <table:table-column table:style-name="co50" table:default-cell-style-name="ce7"/>
        <table:table-column table:style-name="co51" table:default-cell-style-name="ce6"/>
        <table:table-column table:style-name="co52" table:default-cell-style-name="ce7"/>
        <table:table-column table:style-name="co53" table:number-columns-repeated="16321" table:default-cell-style-name="ce6"/>
        <table:table-row table:style-name="ro1">
          <table:table-cell table:style-name="ce1" office:value-type="string" calcext:value-type="string">
            <text:p>Price</text:p>
          </table:table-cell>
          <table:table-cell table:style-name="ce1" table:number-columns-repeated="2"/>
          <table:table-cell table:style-name="ce1" office:value-type="currency" office:currency="INR" office:value="30" calcext:value-type="currency">
            <text:p>₹30.00</text:p>
          </table:table-cell>
          <table:table-cell table:style-name="ce1"/>
          <table:table-cell table:style-name="ce1" office:value-type="currency" office:currency="INR" office:value="13" calcext:value-type="currency">
            <text:p>₹13.00</text:p>
          </table:table-cell>
          <table:table-cell table:style-name="ce12"/>
          <table:table-cell table:style-name="ce13" office:value-type="currency" office:currency="INR" office:value="10" calcext:value-type="currency">
            <text:p>₹10.00</text:p>
          </table:table-cell>
          <table:table-cell table:style-name="ce1"/>
          <table:table-cell table:style-name="ce1" office:value-type="currency" office:currency="INR" office:value="40" calcext:value-type="currency">
            <text:p>₹40.00</text:p>
          </table:table-cell>
          <table:table-cell table:style-name="ce1"/>
          <table:table-cell table:style-name="ce1" office:value-type="currency" office:currency="INR" office:value="20" calcext:value-type="currency">
            <text:p>₹20.00</text:p>
          </table:table-cell>
          <table:table-cell table:style-name="ce1"/>
          <table:table-cell table:style-name="ce1" office:value-type="currency" office:currency="INR" office:value="7" calcext:value-type="currency">
            <text:p>₹7.00</text:p>
          </table:table-cell>
          <table:table-cell table:style-name="ce1"/>
          <table:table-cell table:style-name="ce1" office:value-type="currency" office:currency="INR" office:value="22" calcext:value-type="currency">
            <text:p>₹22.00</text:p>
          </table:table-cell>
          <table:table-cell table:style-name="ce1"/>
          <table:table-cell table:style-name="ce1" office:value-type="currency" office:currency="INR" office:value="45" calcext:value-type="currency">
            <text:p>₹45.00</text:p>
          </table:table-cell>
          <table:table-cell table:style-name="ce1"/>
          <table:table-cell table:style-name="ce1" office:value-type="currency" office:currency="INR" office:value="40" calcext:value-type="currency">
            <text:p>₹40.00</text:p>
          </table:table-cell>
          <table:table-cell table:style-name="ce1"/>
          <table:table-cell table:style-name="ce1" office:value-type="currency" office:currency="INR" office:value="50" calcext:value-type="currency">
            <text:p>₹50.00</text:p>
          </table:table-cell>
          <table:table-cell table:style-name="ce1"/>
          <table:table-cell table:style-name="ce1" office:value-type="currency" office:currency="INR" office:value="25" calcext:value-type="currency">
            <text:p>₹25.00</text:p>
          </table:table-cell>
          <table:table-cell table:style-name="ce1"/>
          <table:table-cell table:style-name="ce1" office:value-type="currency" office:currency="INR" office:value="10" calcext:value-type="currency">
            <text:p>₹10.00</text:p>
          </table:table-cell>
          <table:table-cell table:style-name="ce1"/>
          <table:table-cell table:style-name="ce1" office:value-type="currency" office:currency="INR" office:value="8" calcext:value-type="currency">
            <text:p>₹8.00</text:p>
          </table:table-cell>
          <table:table-cell table:style-name="ce1"/>
          <table:table-cell table:style-name="ce1" office:value-type="currency" office:currency="INR" office:value="10" calcext:value-type="currency">
            <text:p>₹10.00</text:p>
          </table:table-cell>
          <table:table-cell table:style-name="ce1"/>
          <table:table-cell table:style-name="ce1" office:value-type="currency" office:currency="INR" office:value="35" calcext:value-type="currency">
            <text:p>₹35.00</text:p>
          </table:table-cell>
          <table:table-cell table:style-name="ce1"/>
          <table:table-cell table:style-name="ce1" office:value-type="currency" office:currency="INR" office:value="50" calcext:value-type="currency">
            <text:p>₹50.00</text:p>
          </table:table-cell>
          <table:table-cell table:style-name="ce1"/>
          <table:table-cell table:style-name="ce1" office:value-type="currency" office:currency="INR" office:value="25" calcext:value-type="currency">
            <text:p>₹25.00</text:p>
          </table:table-cell>
          <table:table-cell table:style-name="ce1"/>
          <table:table-cell table:style-name="ce1" office:value-type="currency" office:currency="INR" office:value="25" calcext:value-type="currency">
            <text:p>₹25.00</text:p>
          </table:table-cell>
          <table:table-cell table:style-name="ce1"/>
          <table:table-cell table:style-name="ce1" office:value-type="currency" office:currency="INR" office:value="30" calcext:value-type="currency">
            <text:p>₹30.00</text:p>
          </table:table-cell>
          <table:table-cell table:style-name="ce1"/>
          <table:table-cell table:style-name="ce1" office:value-type="currency" office:currency="INR" office:value="10" calcext:value-type="currency">
            <text:p>₹10.00</text:p>
          </table:table-cell>
          <table:table-cell table:style-name="ce1"/>
          <table:table-cell table:style-name="ce1" office:value-type="currency" office:currency="INR" office:value="13" calcext:value-type="currency">
            <text:p>₹13.00</text:p>
          </table:table-cell>
          <table:table-cell table:style-name="ce1"/>
          <table:table-cell table:style-name="ce1" office:value-type="currency" office:currency="INR" office:value="25" calcext:value-type="currency">
            <text:p>₹25.00</text:p>
          </table:table-cell>
          <table:table-cell table:style-name="ce1"/>
          <table:table-cell table:style-name="ce1" office:value-type="currency" office:currency="INR" office:value="30" calcext:value-type="currency">
            <text:p>₹30.00</text:p>
          </table:table-cell>
          <table:table-cell table:style-name="ce1"/>
          <table:table-cell table:style-name="ce1" office:value-type="currency" office:currency="INR" office:value="45" calcext:value-type="currency">
            <text:p>₹45.00</text:p>
          </table:table-cell>
          <table:table-cell table:style-name="ce1"/>
          <table:table-cell table:style-name="ce1" office:value-type="currency" office:currency="INR" office:value="30" calcext:value-type="currency">
            <text:p>₹30.00</text:p>
          </table:table-cell>
          <table:table-cell table:style-name="ce1"/>
          <table:table-cell table:style-name="ce1" office:value-type="currency" office:currency="INR" office:value="25" calcext:value-type="currency">
            <text:p>₹25.00</text:p>
          </table:table-cell>
          <table:table-cell table:style-name="ce1"/>
          <table:table-cell table:style-name="ce1" office:value-type="currency" office:currency="INR" office:value="25" calcext:value-type="currency">
            <text:p>₹25.00</text:p>
          </table:table-cell>
          <table:table-cell table:style-name="ce1"/>
          <table:table-cell table:style-name="ce1" office:value-type="currency" office:currency="INR" office:value="25" calcext:value-type="currency">
            <text:p>₹25.00</text:p>
          </table:table-cell>
          <table:table-cell table:style-name="ce1"/>
          <table:table-cell table:style-name="ce1" office:value-type="currency" office:currency="INR" office:value="25" calcext:value-type="currency">
            <text:p>₹25.00</text:p>
          </table:table-cell>
          <table:table-cell table:style-name="ce1"/>
          <table:table-cell table:style-name="ce1" office:value-type="currency" office:currency="INR" office:value="28" calcext:value-type="currency">
            <text:p>₹28.00</text:p>
          </table:table-cell>
          <table:table-cell table:style-name="ce1"/>
          <table:table-cell table:style-name="ce13" table:number-columns-repeated="16321"/>
        </table:table-row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otal Number of Items sold</text:p>
          </table:table-cell>
          <table:table-cell table:style-name="ce10" office:value-type="string" calcext:value-type="string">
            <text:p>Total Amount/Revenue =Item QTY*Item Price</text:p>
          </table:table-cell>
          <table:table-cell table:style-name="ce4" office:value-type="string" calcext:value-type="string">
            <text:p>Milk QTY</text:p>
          </table:table-cell>
          <table:table-cell table:style-name="ce10" office:value-type="string" calcext:value-type="string">
            <text:p>Milk Amount</text:p>
          </table:table-cell>
          <table:table-cell table:style-name="ce4" office:value-type="string" calcext:value-type="string">
            <text:p>Paratha QTY</text:p>
          </table:table-cell>
          <table:table-cell table:style-name="ce10" office:value-type="string" calcext:value-type="string">
            <text:p>Paratha Amount</text:p>
          </table:table-cell>
          <table:table-cell table:style-name="ce4" office:value-type="string" calcext:value-type="string">
            <text:p>Chai QTY</text:p>
          </table:table-cell>
          <table:table-cell table:style-name="ce10" office:value-type="string" calcext:value-type="string">
            <text:p>Chai Amount</text:p>
          </table:table-cell>
          <table:table-cell table:style-name="ce4" office:value-type="string" calcext:value-type="string">
            <text:p>Chocolate QTY</text:p>
          </table:table-cell>
          <table:table-cell table:style-name="ce10" office:value-type="string" calcext:value-type="string">
            <text:p>Chocolate Amount</text:p>
          </table:table-cell>
          <table:table-cell table:style-name="ce4" office:value-type="string" calcext:value-type="string">
            <text:p>Chips QTY</text:p>
          </table:table-cell>
          <table:table-cell table:style-name="ce10" office:value-type="string" calcext:value-type="string">
            <text:p>Chips Amount</text:p>
          </table:table-cell>
          <table:table-cell table:style-name="ce4" office:value-type="string" calcext:value-type="string">
            <text:p>Butter QTY</text:p>
          </table:table-cell>
          <table:table-cell table:style-name="ce10" office:value-type="string" calcext:value-type="string">
            <text:p>Butter Amount</text:p>
          </table:table-cell>
          <table:table-cell table:style-name="ce4" office:value-type="string" calcext:value-type="string">
            <text:p>Cured A/V QTY</text:p>
          </table:table-cell>
          <table:table-cell table:style-name="ce10" office:value-type="string" calcext:value-type="string">
            <text:p>Cured A/V Amount</text:p>
          </table:table-cell>
          <table:table-cell table:style-name="ce4" office:value-type="string" calcext:value-type="string">
            <text:p>Bread <text:s/>omelette QTY</text:p>
          </table:table-cell>
          <table:table-cell table:style-name="ce10" office:value-type="string" calcext:value-type="string">
            <text:p>Bread omelette Amount</text:p>
          </table:table-cell>
          <table:table-cell table:style-name="ce4" office:value-type="string" calcext:value-type="string">
            <text:p>Burger QTY</text:p>
          </table:table-cell>
          <table:table-cell table:style-name="ce10" office:value-type="string" calcext:value-type="string">
            <text:p>Burger Amount</text:p>
          </table:table-cell>
          <table:table-cell table:style-name="ce4" office:value-type="string" calcext:value-type="string">
            <text:p>Paneer roll QTY</text:p>
          </table:table-cell>
          <table:table-cell table:style-name="ce10" office:value-type="string" calcext:value-type="string">
            <text:p>Paneer roll Amount</text:p>
          </table:table-cell>
          <table:table-cell table:style-name="ce4" office:value-type="string" calcext:value-type="string">
            <text:p>Maggi QTY</text:p>
          </table:table-cell>
          <table:table-cell table:style-name="ce10" office:value-type="string" calcext:value-type="string">
            <text:p>Maggi Amount</text:p>
          </table:table-cell>
          <table:table-cell table:style-name="ce4" office:value-type="string" calcext:value-type="string">
            <text:p>Namkeen QTY</text:p>
          </table:table-cell>
          <table:table-cell table:style-name="ce10" office:value-type="string" calcext:value-type="string">
            <text:p>Namkeen Amount</text:p>
          </table:table-cell>
          <table:table-cell table:style-name="ce4" office:value-type="string" calcext:value-type="string">
            <text:p>Boiled egg QTY</text:p>
          </table:table-cell>
          <table:table-cell table:style-name="ce10" office:value-type="string" calcext:value-type="string">
            <text:p>Boiled egg Amount</text:p>
          </table:table-cell>
          <table:table-cell table:style-name="ce4" office:value-type="string" calcext:value-type="string">
            <text:p>Biscuit QTY</text:p>
          </table:table-cell>
          <table:table-cell table:style-name="ce10" office:value-type="string" calcext:value-type="string">
            <text:p>Biscuit Amount</text:p>
          </table:table-cell>
          <table:table-cell table:style-name="ce4" office:value-type="string" calcext:value-type="string">
            <text:p>Chana chola QTY</text:p>
          </table:table-cell>
          <table:table-cell table:style-name="ce10" office:value-type="string" calcext:value-type="string">
            <text:p>Chana chola Amount</text:p>
          </table:table-cell>
          <table:table-cell table:style-name="ce4" office:value-type="string" calcext:value-type="string">
            <text:p>White sause pasta QTY</text:p>
          </table:table-cell>
          <table:table-cell table:style-name="ce10" office:value-type="string" calcext:value-type="string">
            <text:p>White sause pasta Amount</text:p>
          </table:table-cell>
          <table:table-cell table:style-name="ce4" office:value-type="string" calcext:value-type="string">
            <text:p>Sandwich QTY</text:p>
          </table:table-cell>
          <table:table-cell table:style-name="ce10" office:value-type="string" calcext:value-type="string">
            <text:p>Sandwich Amount</text:p>
          </table:table-cell>
          <table:table-cell table:style-name="ce4" office:value-type="string" calcext:value-type="string">
            <text:p>Hot coffee QTY</text:p>
          </table:table-cell>
          <table:table-cell table:style-name="ce10" office:value-type="string" calcext:value-type="string">
            <text:p>Hot coffee Amount</text:p>
          </table:table-cell>
          <table:table-cell table:style-name="ce4" office:value-type="string" calcext:value-type="string">
            <text:p>Omelette QTY</text:p>
          </table:table-cell>
          <table:table-cell table:style-name="ce10" office:value-type="string" calcext:value-type="string">
            <text:p>Omelette Amount</text:p>
          </table:table-cell>
          <table:table-cell table:style-name="ce4" office:value-type="string" calcext:value-type="string">
            <text:p>Samosa QTY</text:p>
          </table:table-cell>
          <table:table-cell table:style-name="ce10" office:value-type="string" calcext:value-type="string">
            <text:p>Samosa Amount</text:p>
          </table:table-cell>
          <table:table-cell table:style-name="ce4" office:value-type="string" calcext:value-type="string">
            <text:p>Gulab jamun QTY</text:p>
          </table:table-cell>
          <table:table-cell table:style-name="ce10" office:value-type="string" calcext:value-type="string">
            <text:p>Gulab jamun Amount</text:p>
          </table:table-cell>
          <table:table-cell table:style-name="ce4" office:value-type="string" calcext:value-type="string">
            <text:p>Poha QTY</text:p>
          </table:table-cell>
          <table:table-cell table:style-name="ce10" office:value-type="string" calcext:value-type="string">
            <text:p>Poha Amount</text:p>
          </table:table-cell>
          <table:table-cell table:style-name="ce4" office:value-type="string" calcext:value-type="string">
            <text:p>Macaroni QTY</text:p>
          </table:table-cell>
          <table:table-cell table:style-name="ce10" office:value-type="string" calcext:value-type="string">
            <text:p>Macaroni Amount</text:p>
          </table:table-cell>
          <table:table-cell table:style-name="ce4" office:value-type="string" calcext:value-type="string">
            <text:p>Chilla QTY</text:p>
          </table:table-cell>
          <table:table-cell table:style-name="ce10" office:value-type="string" calcext:value-type="string">
            <text:p>Chilla Amount</text:p>
          </table:table-cell>
          <table:table-cell table:style-name="ce4" office:value-type="string" calcext:value-type="string">
            <text:p>Noodles QTY</text:p>
          </table:table-cell>
          <table:table-cell table:style-name="ce10" office:value-type="string" calcext:value-type="string">
            <text:p>Noodles Amount</text:p>
          </table:table-cell>
          <table:table-cell table:style-name="ce4" office:value-type="string" calcext:value-type="string">
            <text:p>Allu patties QTY</text:p>
          </table:table-cell>
          <table:table-cell table:style-name="ce10" office:value-type="string" calcext:value-type="string">
            <text:p>Allu patties Amount</text:p>
          </table:table-cell>
          <table:table-cell table:style-name="ce4" office:value-type="string" calcext:value-type="string">
            <text:p>Pastry Cake QTY</text:p>
          </table:table-cell>
          <table:table-cell table:style-name="ce10" office:value-type="string" calcext:value-type="string">
            <text:p>Pastry Cake Amount</text:p>
          </table:table-cell>
          <table:table-cell table:style-name="ce4" office:value-type="string" calcext:value-type="string">
            <text:p>Cold Coffe QTY</text:p>
          </table:table-cell>
          <table:table-cell table:style-name="ce10" office:value-type="string" calcext:value-type="string">
            <text:p>Cold Coffe Amount</text:p>
          </table:table-cell>
          <table:table-cell table:style-name="ce4" office:value-type="string" calcext:value-type="string">
            <text:p>Paneer patties QTY</text:p>
          </table:table-cell>
          <table:table-cell table:style-name="ce10" office:value-type="string" calcext:value-type="string">
            <text:p>Paneer patties Amount</text:p>
          </table:table-cell>
          <table:table-cell table:style-name="ce4" office:value-type="string" calcext:value-type="string">
            <text:p>Banana Shake QTY</text:p>
          </table:table-cell>
          <table:table-cell table:style-name="ce10" office:value-type="string" calcext:value-type="string">
            <text:p>Banana Shake Amount</text:p>
          </table:table-cell>
        </table:table-row>
        <table:table-row table:style-name="ro1">
          <table:table-cell table:style-name="ce5" office:value-type="date" office:date-value="2024-02-02" calcext:value-type="date">
            <text:p>02/02/24</text:p>
          </table:table-cell>
          <table:table-cell office:value-type="float" office:value="1705" calcext:value-type="float">
            <text:p>1705</text:p>
          </table:table-cell>
          <table:table-cell office:value-type="currency" office:currency="INR" office:value="29742" calcext:value-type="currency">
            <text:p>₹29,742.00</text:p>
          </table:table-cell>
          <table:table-cell office:value-type="float" office:value="150" calcext:value-type="float">
            <text:p>150</text:p>
          </table:table-cell>
          <table:table-cell office:value-type="currency" office:currency="INR" office:value="4500" calcext:value-type="currency">
            <text:p>₹4,500.00</text:p>
          </table:table-cell>
          <table:table-cell office:value-type="float" office:value="269" calcext:value-type="float">
            <text:p>269</text:p>
          </table:table-cell>
          <table:table-cell office:value-type="currency" office:currency="INR" office:value="3497" calcext:value-type="currency">
            <text:p>₹3,497.00</text:p>
          </table:table-cell>
          <table:table-cell office:value-type="float" office:value="279" calcext:value-type="float">
            <text:p>279</text:p>
          </table:table-cell>
          <table:table-cell office:value-type="currency" office:currency="INR" office:value="2790" calcext:value-type="currency">
            <text:p>₹2,79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2400" calcext:value-type="currency">
            <text:p>₹2,400.00</text:p>
          </table:table-cell>
          <table:table-cell office:value-type="float" office:value="98" calcext:value-type="float">
            <text:p>98</text:p>
          </table:table-cell>
          <table:table-cell office:value-type="currency" office:currency="INR" office:value="1960" calcext:value-type="currency">
            <text:p>₹1,960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1260" calcext:value-type="currency">
            <text:p>₹1,260.00</text:p>
          </table:table-cell>
          <table:table-cell office:value-type="float" office:value="55" calcext:value-type="float">
            <text:p>55</text:p>
          </table:table-cell>
          <table:table-cell office:value-type="currency" office:currency="INR" office:value="1210" calcext:value-type="currency">
            <text:p>₹1,21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1170" calcext:value-type="currency">
            <text:p>₹1,17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1160" calcext:value-type="currency">
            <text:p>₹1,16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43" calcext:value-type="float">
            <text:p>43</text:p>
          </table:table-cell>
          <table:table-cell office:value-type="currency" office:currency="INR" office:value="1075" calcext:value-type="currency">
            <text:p>₹1,075.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110" calcext:value-type="float">
            <text:p>110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2-03" calcext:value-type="date">
            <text:p>03/02/24</text:p>
          </table:table-cell>
          <table:table-cell office:value-type="float" office:value="1633" calcext:value-type="float">
            <text:p>1633</text:p>
          </table:table-cell>
          <table:table-cell office:value-type="currency" office:currency="INR" office:value="26783" calcext:value-type="currency">
            <text:p>₹26,783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2-04" calcext:value-type="date">
            <text:p>04/02/24</text:p>
          </table:table-cell>
          <table:table-cell office:value-type="float" office:value="1519" calcext:value-type="float">
            <text:p>1519</text:p>
          </table:table-cell>
          <table:table-cell office:value-type="currency" office:currency="INR" office:value="25487" calcext:value-type="currency">
            <text:p>₹25,487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43" calcext:value-type="float">
            <text:p>243</text:p>
          </table:table-cell>
          <table:table-cell office:value-type="currency" office:currency="INR" office:value="3159" calcext:value-type="currency">
            <text:p>₹3,159.00</text:p>
          </table:table-cell>
          <table:table-cell office:value-type="float" office:value="239" calcext:value-type="float">
            <text:p>239</text:p>
          </table:table-cell>
          <table:table-cell office:value-type="currency" office:currency="INR" office:value="2390" calcext:value-type="currency">
            <text:p>₹2,39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960" calcext:value-type="currency">
            <text:p>₹960.00</text:p>
          </table:table-cell>
          <table:table-cell office:value-type="float" office:value="79" calcext:value-type="float">
            <text:p>79</text:p>
          </table:table-cell>
          <table:table-cell office:value-type="currency" office:currency="INR" office:value="1580" calcext:value-type="currency">
            <text:p>₹1,580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1470" calcext:value-type="currency">
            <text:p>₹1,4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814" calcext:value-type="currency">
            <text:p>₹814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27" calcext:value-type="float">
            <text:p>27</text:p>
          </table:table-cell>
          <table:table-cell office:value-type="currency" office:currency="INR" office:value="1350" calcext:value-type="currency">
            <text:p>₹1,3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59" calcext:value-type="float">
            <text:p>59</text:p>
          </table:table-cell>
          <table:table-cell office:value-type="currency" office:currency="INR" office:value="590" calcext:value-type="currency">
            <text:p>₹59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86" calcext:value-type="float">
            <text:p>86</text:p>
          </table:table-cell>
          <table:table-cell office:value-type="currency" office:currency="INR" office:value="860" calcext:value-type="currency">
            <text:p>₹86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2-05" calcext:value-type="date">
            <text:p>05/02/24</text:p>
          </table:table-cell>
          <table:table-cell office:value-type="float" office:value="1579" calcext:value-type="float">
            <text:p>1579</text:p>
          </table:table-cell>
          <table:table-cell office:value-type="currency" office:currency="INR" office:value="26475" calcext:value-type="currency">
            <text:p>₹26,475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33" calcext:value-type="float">
            <text:p>233</text:p>
          </table:table-cell>
          <table:table-cell office:value-type="currency" office:currency="INR" office:value="3029" calcext:value-type="currency">
            <text:p>₹3,029.00</text:p>
          </table:table-cell>
          <table:table-cell office:value-type="float" office:value="300" calcext:value-type="float">
            <text:p>300</text:p>
          </table:table-cell>
          <table:table-cell office:value-type="currency" office:currency="INR" office:value="3000" calcext:value-type="currency">
            <text:p>₹3,0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1470" calcext:value-type="currency">
            <text:p>₹1,47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750" calcext:value-type="currency">
            <text:p>₹1,7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95" calcext:value-type="float">
            <text:p>95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73" calcext:value-type="float">
            <text:p>73</text:p>
          </table:table-cell>
          <table:table-cell office:value-type="currency" office:currency="INR" office:value="730" calcext:value-type="currency">
            <text:p>₹73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2-06" calcext:value-type="date">
            <text:p>06/02/24</text:p>
          </table:table-cell>
          <table:table-cell office:value-type="float" office:value="1473" calcext:value-type="float">
            <text:p>1473</text:p>
          </table:table-cell>
          <table:table-cell office:value-type="currency" office:currency="INR" office:value="25427" calcext:value-type="currency">
            <text:p>₹25,427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43" calcext:value-type="float">
            <text:p>243</text:p>
          </table:table-cell>
          <table:table-cell office:value-type="currency" office:currency="INR" office:value="3159" calcext:value-type="currency">
            <text:p>₹3,159.00</text:p>
          </table:table-cell>
          <table:table-cell office:value-type="float" office:value="239" calcext:value-type="float">
            <text:p>239</text:p>
          </table:table-cell>
          <table:table-cell office:value-type="currency" office:currency="INR" office:value="2390" calcext:value-type="currency">
            <text:p>₹2,39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960" calcext:value-type="currency">
            <text:p>₹960.00</text:p>
          </table:table-cell>
          <table:table-cell office:value-type="float" office:value="79" calcext:value-type="float">
            <text:p>79</text:p>
          </table:table-cell>
          <table:table-cell office:value-type="currency" office:currency="INR" office:value="1580" calcext:value-type="currency">
            <text:p>₹1,580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1470" calcext:value-type="currency">
            <text:p>₹1,4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814" calcext:value-type="currency">
            <text:p>₹814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700" calcext:value-type="currency">
            <text:p>₹1,7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59" calcext:value-type="float">
            <text:p>59</text:p>
          </table:table-cell>
          <table:table-cell office:value-type="currency" office:currency="INR" office:value="590" calcext:value-type="currency">
            <text:p>₹59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86" calcext:value-type="float">
            <text:p>86</text:p>
          </table:table-cell>
          <table:table-cell office:value-type="currency" office:currency="INR" office:value="860" calcext:value-type="currency">
            <text:p>₹86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2-07" calcext:value-type="date">
            <text:p>07/02/24</text:p>
          </table:table-cell>
          <table:table-cell office:value-type="float" office:value="1633" calcext:value-type="float">
            <text:p>1633</text:p>
          </table:table-cell>
          <table:table-cell office:value-type="currency" office:currency="INR" office:value="26783" calcext:value-type="currency">
            <text:p>₹26,783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2-08" calcext:value-type="date">
            <text:p>08/02/24</text:p>
          </table:table-cell>
          <table:table-cell office:value-type="float" office:value="1555" calcext:value-type="float">
            <text:p>1555</text:p>
          </table:table-cell>
          <table:table-cell office:value-type="currency" office:currency="INR" office:value="25994" calcext:value-type="currency">
            <text:p>₹25,994.00</text:p>
          </table:table-cell>
          <table:table-cell office:value-type="float" office:value="150" calcext:value-type="float">
            <text:p>150</text:p>
          </table:table-cell>
          <table:table-cell office:value-type="currency" office:currency="INR" office:value="4500" calcext:value-type="currency">
            <text:p>₹4,50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3328" calcext:value-type="currency">
            <text:p>₹3,328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40" calcext:value-type="float">
            <text:p>240</text:p>
          </table:table-cell>
          <table:table-cell office:value-type="currency" office:currency="INR" office:value="1680" calcext:value-type="currency">
            <text:p>₹1,680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1300" calcext:value-type="currency">
            <text:p>₹1,3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75" calcext:value-type="float">
            <text:p>75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57" calcext:value-type="float">
            <text:p>57</text:p>
          </table:table-cell>
          <table:table-cell office:value-type="currency" office:currency="INR" office:value="456" calcext:value-type="currency">
            <text:p>₹456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525" calcext:value-type="currency">
            <text:p>₹52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2-09" calcext:value-type="date">
            <text:p>09/02/24</text:p>
          </table:table-cell>
          <table:table-cell office:value-type="float" office:value="1633" calcext:value-type="float">
            <text:p>1633</text:p>
          </table:table-cell>
          <table:table-cell office:value-type="currency" office:currency="INR" office:value="26783" calcext:value-type="currency">
            <text:p>₹26,783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2-10" calcext:value-type="date">
            <text:p>10/02/24</text:p>
          </table:table-cell>
          <table:table-cell office:value-type="float" office:value="1633" calcext:value-type="float">
            <text:p>1633</text:p>
          </table:table-cell>
          <table:table-cell office:value-type="currency" office:currency="INR" office:value="26783" calcext:value-type="currency">
            <text:p>₹26,783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2-11" calcext:value-type="date">
            <text:p>11/02/24</text:p>
          </table:table-cell>
          <table:table-cell office:value-type="float" office:value="1715" calcext:value-type="float">
            <text:p>1715</text:p>
          </table:table-cell>
          <table:table-cell office:value-type="currency" office:currency="INR" office:value="28143" calcext:value-type="currency">
            <text:p>₹28,143.00</text:p>
          </table:table-cell>
          <table:table-cell office:value-type="float" office:value="150" calcext:value-type="float">
            <text:p>150</text:p>
          </table:table-cell>
          <table:table-cell office:value-type="currency" office:currency="INR" office:value="4500" calcext:value-type="currency">
            <text:p>₹4,500.00</text:p>
          </table:table-cell>
          <table:table-cell office:value-type="float" office:value="266" calcext:value-type="float">
            <text:p>266</text:p>
          </table:table-cell>
          <table:table-cell office:value-type="currency" office:currency="INR" office:value="3458" calcext:value-type="currency">
            <text:p>₹3,458.00</text:p>
          </table:table-cell>
          <table:table-cell office:value-type="float" office:value="300" calcext:value-type="float">
            <text:p>300</text:p>
          </table:table-cell>
          <table:table-cell office:value-type="currency" office:currency="INR" office:value="3000" calcext:value-type="currency">
            <text:p>₹3,00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1750" calcext:value-type="currency">
            <text:p>₹1,750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1250" calcext:value-type="currency">
            <text:p>₹1,25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875" calcext:value-type="currency">
            <text:p>₹87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375" calcext:value-type="currency">
            <text:p>₹375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2-12" calcext:value-type="date">
            <text:p>12/02/24</text:p>
          </table:table-cell>
          <table:table-cell office:value-type="float" office:value="3172" calcext:value-type="float">
            <text:p>3172</text:p>
          </table:table-cell>
          <table:table-cell office:value-type="currency" office:currency="INR" office:value="52232" calcext:value-type="currency">
            <text:p>₹52,232.00</text:p>
          </table:table-cell>
          <table:table-cell office:value-type="float" office:value="148" calcext:value-type="float">
            <text:p>148</text:p>
          </table:table-cell>
          <table:table-cell office:value-type="currency" office:currency="INR" office:value="4440" calcext:value-type="currency">
            <text:p>₹4,440.00</text:p>
          </table:table-cell>
          <table:table-cell office:value-type="float" office:value="230" calcext:value-type="float">
            <text:p>230</text:p>
          </table:table-cell>
          <table:table-cell office:value-type="currency" office:currency="INR" office:value="2990" calcext:value-type="currency">
            <text:p>₹2,990.00</text:p>
          </table:table-cell>
          <table:table-cell office:value-type="float" office:value="267" calcext:value-type="float">
            <text:p>267</text:p>
          </table:table-cell>
          <table:table-cell office:value-type="currency" office:currency="INR" office:value="2670" calcext:value-type="currency">
            <text:p>₹2,67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34" calcext:value-type="float">
            <text:p>234</text:p>
          </table:table-cell>
          <table:table-cell office:value-type="currency" office:currency="INR" office:value="1638" calcext:value-type="currency">
            <text:p>₹1,638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748" calcext:value-type="currency">
            <text:p>₹748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500" calcext:value-type="currency">
            <text:p>₹1,5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85" calcext:value-type="float">
            <text:p>85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595" calcext:value-type="currency">
            <text:p>₹59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6" calcext:value-type="currency">
            <text:p>₹56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3/2/2024</text:p>
          </table:table-cell>
          <table:table-cell office:value-type="float" office:value="1532" calcext:value-type="float">
            <text:p>1532</text:p>
          </table:table-cell>
          <table:table-cell office:value-type="currency" office:currency="INR" office:value="25816" calcext:value-type="currency">
            <text:p>₹25,816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60" calcext:value-type="float">
            <text:p>260</text:p>
          </table:table-cell>
          <table:table-cell office:value-type="currency" office:currency="INR" office:value="3380" calcext:value-type="currency">
            <text:p>₹3,38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40" calcext:value-type="float">
            <text:p>240</text:p>
          </table:table-cell>
          <table:table-cell office:value-type="currency" office:currency="INR" office:value="1680" calcext:value-type="currency">
            <text:p>₹1,680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1280" calcext:value-type="currency">
            <text:p>₹1,28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500" calcext:value-type="currency">
            <text:p>₹1,50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75" calcext:value-type="currency">
            <text:p>₹17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8" calcext:value-type="currency">
            <text:p>₹2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4/2/2024</text:p>
          </table:table-cell>
          <table:table-cell office:value-type="float" office:value="1549" calcext:value-type="float">
            <text:p>1549</text:p>
          </table:table-cell>
          <table:table-cell office:value-type="currency" office:currency="INR" office:value="25774" calcext:value-type="currency">
            <text:p>₹25,774.00</text:p>
          </table:table-cell>
          <table:table-cell office:value-type="float" office:value="145" calcext:value-type="float">
            <text:p>145</text:p>
          </table:table-cell>
          <table:table-cell office:value-type="currency" office:currency="INR" office:value="4350" calcext:value-type="currency">
            <text:p>₹4,350.00</text:p>
          </table:table-cell>
          <table:table-cell office:value-type="float" office:value="220" calcext:value-type="float">
            <text:p>220</text:p>
          </table:table-cell>
          <table:table-cell office:value-type="currency" office:currency="INR" office:value="2860" calcext:value-type="currency">
            <text:p>₹2,86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88" calcext:value-type="float">
            <text:p>88</text:p>
          </table:table-cell>
          <table:table-cell office:value-type="currency" office:currency="INR" office:value="1760" calcext:value-type="currency">
            <text:p>₹1,760.00</text:p>
          </table:table-cell>
          <table:table-cell office:value-type="float" office:value="239" calcext:value-type="float">
            <text:p>239</text:p>
          </table:table-cell>
          <table:table-cell office:value-type="currency" office:currency="INR" office:value="1673" calcext:value-type="currency">
            <text:p>₹1,673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1250" calcext:value-type="currency">
            <text:p>₹1,25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85" calcext:value-type="float">
            <text:p>85</text:p>
          </table:table-cell>
          <table:table-cell office:value-type="currency" office:currency="INR" office:value="680" calcext:value-type="currency">
            <text:p>₹680.00</text:p>
          </table:table-cell>
          <table:table-cell office:value-type="float" office:value="76" calcext:value-type="float">
            <text:p>76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805" calcext:value-type="currency">
            <text:p>₹80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475" calcext:value-type="currency">
            <text:p>₹475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340" calcext:value-type="currency">
            <text:p>₹34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5/2/2024</text:p>
          </table:table-cell>
          <table:table-cell office:value-type="float" office:value="1564" calcext:value-type="float">
            <text:p>1564</text:p>
          </table:table-cell>
          <table:table-cell office:value-type="currency" office:currency="INR" office:value="26270" calcext:value-type="currency">
            <text:p>₹26,270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70" calcext:value-type="float">
            <text:p>270</text:p>
          </table:table-cell>
          <table:table-cell office:value-type="currency" office:currency="INR" office:value="3510" calcext:value-type="currency">
            <text:p>₹3,51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46" calcext:value-type="float">
            <text:p>246</text:p>
          </table:table-cell>
          <table:table-cell office:value-type="currency" office:currency="INR" office:value="1722" calcext:value-type="currency">
            <text:p>₹1,722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1450" calcext:value-type="currency">
            <text:p>₹1,4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320" calcext:value-type="currency">
            <text:p>₹32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312" calcext:value-type="currency">
            <text:p>₹312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6/2/2024</text:p>
          </table:table-cell>
          <table:table-cell office:value-type="float" office:value="1675" calcext:value-type="float">
            <text:p>1675</text:p>
          </table:table-cell>
          <table:table-cell office:value-type="currency" office:currency="INR" office:value="28758" calcext:value-type="currency">
            <text:p>₹28,758.00</text:p>
          </table:table-cell>
          <table:table-cell office:value-type="float" office:value="160" calcext:value-type="float">
            <text:p>160</text:p>
          </table:table-cell>
          <table:table-cell office:value-type="currency" office:currency="INR" office:value="4800" calcext:value-type="currency">
            <text:p>₹4,80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3328" calcext:value-type="currency">
            <text:p>₹3,328.00</text:p>
          </table:table-cell>
          <table:table-cell office:value-type="float" office:value="245" calcext:value-type="float">
            <text:p>245</text:p>
          </table:table-cell>
          <table:table-cell office:value-type="currency" office:currency="INR" office:value="2450" calcext:value-type="currency">
            <text:p>₹2,45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79" calcext:value-type="float">
            <text:p>79</text:p>
          </table:table-cell>
          <table:table-cell office:value-type="currency" office:currency="INR" office:value="1580" calcext:value-type="currency">
            <text:p>₹1,58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748" calcext:value-type="currency">
            <text:p>₹748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1450" calcext:value-type="currency">
            <text:p>₹1,450.00</text:p>
          </table:table-cell>
          <table:table-cell office:value-type="float" office:value="48" calcext:value-type="float">
            <text:p>48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86" calcext:value-type="float">
            <text:p>86</text:p>
          </table:table-cell>
          <table:table-cell office:value-type="currency" office:currency="INR" office:value="688" calcext:value-type="currency">
            <text:p>₹688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805" calcext:value-type="currency">
            <text:p>₹80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75" calcext:value-type="currency">
            <text:p>₹17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7/2/2024</text:p>
          </table:table-cell>
          <table:table-cell office:value-type="float" office:value="1506" calcext:value-type="float">
            <text:p>1506</text:p>
          </table:table-cell>
          <table:table-cell office:value-type="currency" office:currency="INR" office:value="25360" calcext:value-type="currency">
            <text:p>₹25,360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20" calcext:value-type="float">
            <text:p>220</text:p>
          </table:table-cell>
          <table:table-cell office:value-type="currency" office:currency="INR" office:value="2860" calcext:value-type="currency">
            <text:p>₹2,860.00</text:p>
          </table:table-cell>
          <table:table-cell office:value-type="float" office:value="240" calcext:value-type="float">
            <text:p>240</text:p>
          </table:table-cell>
          <table:table-cell office:value-type="currency" office:currency="INR" office:value="2400" calcext:value-type="currency">
            <text:p>₹2,40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1470" calcext:value-type="currency">
            <text:p>₹1,470.00</text:p>
          </table:table-cell>
          <table:table-cell office:value-type="float" office:value="56" calcext:value-type="float">
            <text:p>56</text:p>
          </table:table-cell>
          <table:table-cell office:value-type="currency" office:currency="INR" office:value="1232" calcext:value-type="currency">
            <text:p>₹1,232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480" calcext:value-type="currency">
            <text:p>₹48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700" calcext:value-type="currency">
            <text:p>₹1,70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595" calcext:value-type="currency">
            <text:p>₹59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130" calcext:value-type="currency">
            <text:p>₹13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315" calcext:value-type="currency">
            <text:p>₹315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345" calcext:value-type="currency">
            <text:p>₹34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8" calcext:value-type="currency">
            <text:p>₹2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8/2/2024</text:p>
          </table:table-cell>
          <table:table-cell office:value-type="float" office:value="1633" calcext:value-type="float">
            <text:p>1633</text:p>
          </table:table-cell>
          <table:table-cell office:value-type="currency" office:currency="INR" office:value="26783" calcext:value-type="currency">
            <text:p>₹26,783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9/2/2024</text:p>
          </table:table-cell>
          <table:table-cell office:value-type="float" office:value="1596" calcext:value-type="float">
            <text:p>1596</text:p>
          </table:table-cell>
          <table:table-cell office:value-type="currency" office:currency="INR" office:value="26956" calcext:value-type="currency">
            <text:p>₹26,956.00</text:p>
          </table:table-cell>
          <table:table-cell office:value-type="float" office:value="150" calcext:value-type="float">
            <text:p>150</text:p>
          </table:table-cell>
          <table:table-cell office:value-type="currency" office:currency="INR" office:value="4500" calcext:value-type="currency">
            <text:p>₹4,50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2500" calcext:value-type="currency">
            <text:p>₹2,50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748" calcext:value-type="currency">
            <text:p>₹748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500" calcext:value-type="currency">
            <text:p>₹1,50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76" calcext:value-type="float">
            <text:p>76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696" calcext:value-type="currency">
            <text:p>₹696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805" calcext:value-type="currency">
            <text:p>₹80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230" calcext:value-type="currency">
            <text:p>₹23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8" calcext:value-type="currency">
            <text:p>₹2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0/2/2024</text:p>
          </table:table-cell>
          <table:table-cell office:value-type="float" office:value="1572" calcext:value-type="float">
            <text:p>1572</text:p>
          </table:table-cell>
          <table:table-cell office:value-type="currency" office:currency="INR" office:value="25993" calcext:value-type="currency">
            <text:p>₹25,993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320" calcext:value-type="currency">
            <text:p>₹32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1/2/2024</text:p>
          </table:table-cell>
          <table:table-cell office:value-type="float" office:value="1567" calcext:value-type="float">
            <text:p>1567</text:p>
          </table:table-cell>
          <table:table-cell office:value-type="currency" office:currency="INR" office:value="25656" calcext:value-type="currency">
            <text:p>₹25,656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57" calcext:value-type="float">
            <text:p>257</text:p>
          </table:table-cell>
          <table:table-cell office:value-type="currency" office:currency="INR" office:value="2570" calcext:value-type="currency">
            <text:p>₹2,57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1040" calcext:value-type="currency">
            <text:p>₹1,04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748" calcext:value-type="currency">
            <text:p>₹748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500" calcext:value-type="currency">
            <text:p>₹1,50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624" calcext:value-type="currency">
            <text:p>₹624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420" calcext:value-type="currency">
            <text:p>₹42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20" calcext:value-type="currency">
            <text:p>₹42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230" calcext:value-type="currency">
            <text:p>₹23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345" calcext:value-type="currency">
            <text:p>₹345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2/2/2024</text:p>
          </table:table-cell>
          <table:table-cell office:value-type="float" office:value="1540" calcext:value-type="float">
            <text:p>1540</text:p>
          </table:table-cell>
          <table:table-cell office:value-type="currency" office:currency="INR" office:value="24704" calcext:value-type="currency">
            <text:p>₹24,704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69" calcext:value-type="float">
            <text:p>269</text:p>
          </table:table-cell>
          <table:table-cell office:value-type="currency" office:currency="INR" office:value="2690" calcext:value-type="currency">
            <text:p>₹2,69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748" calcext:value-type="currency">
            <text:p>₹748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480" calcext:value-type="currency">
            <text:p>₹48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870" calcext:value-type="currency">
            <text:p>₹870.00</text:p>
          </table:table-cell>
          <table:table-cell office:value-type="float" office:value="46" calcext:value-type="float">
            <text:p>46</text:p>
          </table:table-cell>
          <table:table-cell office:value-type="currency" office:currency="INR" office:value="368" calcext:value-type="currency">
            <text:p>₹368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340" calcext:value-type="currency">
            <text:p>₹34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312" calcext:value-type="currency">
            <text:p>₹312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8" calcext:value-type="currency">
            <text:p>₹2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3/2/2024</text:p>
          </table:table-cell>
          <table:table-cell office:value-type="float" office:value="1614" calcext:value-type="float">
            <text:p>1614</text:p>
          </table:table-cell>
          <table:table-cell office:value-type="currency" office:currency="INR" office:value="26522" calcext:value-type="currency">
            <text:p>₹26,522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1340" calcext:value-type="currency">
            <text:p>₹1,34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9" calcext:value-type="float">
            <text:p>89</text:p>
          </table:table-cell>
          <table:table-cell office:value-type="currency" office:currency="INR" office:value="890" calcext:value-type="currency">
            <text:p>₹89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68" calcext:value-type="currency">
            <text:p>₹16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4/2/2024</text:p>
          </table:table-cell>
          <table:table-cell office:value-type="float" office:value="1633" calcext:value-type="float">
            <text:p>1633</text:p>
          </table:table-cell>
          <table:table-cell office:value-type="currency" office:currency="INR" office:value="26783" calcext:value-type="currency">
            <text:p>₹26,783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902" calcext:value-type="currency">
            <text:p>₹902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5/2/2024</text:p>
          </table:table-cell>
          <table:table-cell office:value-type="float" office:value="1624" calcext:value-type="float">
            <text:p>1624</text:p>
          </table:table-cell>
          <table:table-cell office:value-type="currency" office:currency="INR" office:value="26443" calcext:value-type="currency">
            <text:p>₹26,443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70" calcext:value-type="float">
            <text:p>270</text:p>
          </table:table-cell>
          <table:table-cell office:value-type="currency" office:currency="INR" office:value="2700" calcext:value-type="currency">
            <text:p>₹2,70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1813" calcext:value-type="currency">
            <text:p>₹1,813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704" calcext:value-type="currency">
            <text:p>₹704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640" calcext:value-type="currency">
            <text:p>₹640.00</text:p>
          </table:table-cell>
          <table:table-cell office:value-type="float" office:value="28" calcext:value-type="float">
            <text:p>28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86" calcext:value-type="float">
            <text:p>86</text:p>
          </table:table-cell>
          <table:table-cell office:value-type="currency" office:currency="INR" office:value="860" calcext:value-type="currency">
            <text:p>₹860.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290" calcext:value-type="currency">
            <text:p>₹29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312" calcext:value-type="currency">
            <text:p>₹312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6/2/2024</text:p>
          </table:table-cell>
          <table:table-cell office:value-type="float" office:value="1526" calcext:value-type="float">
            <text:p>1526</text:p>
          </table:table-cell>
          <table:table-cell office:value-type="currency" office:currency="INR" office:value="25798" calcext:value-type="currency">
            <text:p>₹25,798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2000" calcext:value-type="currency">
            <text:p>₹2,0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40" calcext:value-type="float">
            <text:p>240</text:p>
          </table:table-cell>
          <table:table-cell office:value-type="currency" office:currency="INR" office:value="1680" calcext:value-type="currency">
            <text:p>₹1,68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990" calcext:value-type="currency">
            <text:p>₹99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624" calcext:value-type="currency">
            <text:p>₹624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43" calcext:value-type="float">
            <text:p>43</text:p>
          </table:table-cell>
          <table:table-cell office:value-type="currency" office:currency="INR" office:value="430" calcext:value-type="currency">
            <text:p>₹4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40" calcext:value-type="currency">
            <text:p>₹14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7/2/2024</text:p>
          </table:table-cell>
          <table:table-cell office:value-type="float" office:value="1410" calcext:value-type="float">
            <text:p>1410</text:p>
          </table:table-cell>
          <table:table-cell office:value-type="currency" office:currency="INR" office:value="23991" calcext:value-type="currency">
            <text:p>₹23,991.00</text:p>
          </table:table-cell>
          <table:table-cell office:value-type="float" office:value="134" calcext:value-type="float">
            <text:p>134</text:p>
          </table:table-cell>
          <table:table-cell office:value-type="currency" office:currency="INR" office:value="4020" calcext:value-type="currency">
            <text:p>₹4,020.00</text:p>
          </table:table-cell>
          <table:table-cell office:value-type="float" office:value="230" calcext:value-type="float">
            <text:p>230</text:p>
          </table:table-cell>
          <table:table-cell office:value-type="currency" office:currency="INR" office:value="2990" calcext:value-type="currency">
            <text:p>₹2,990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2100" calcext:value-type="currency">
            <text:p>₹2,10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190" calcext:value-type="float">
            <text:p>190</text:p>
          </table:table-cell>
          <table:table-cell office:value-type="currency" office:currency="INR" office:value="1330" calcext:value-type="currency">
            <text:p>₹1,33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990" calcext:value-type="currency">
            <text:p>₹99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870" calcext:value-type="currency">
            <text:p>₹87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320" calcext:value-type="currency">
            <text:p>₹32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31" calcext:value-type="float">
            <text:p>31</text:p>
          </table:table-cell>
          <table:table-cell office:value-type="currency" office:currency="INR" office:value="403" calcext:value-type="currency">
            <text:p>₹403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68" calcext:value-type="currency">
            <text:p>₹16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8/2/2024</text:p>
          </table:table-cell>
          <table:table-cell office:value-type="float" office:value="1471" calcext:value-type="float">
            <text:p>1471</text:p>
          </table:table-cell>
          <table:table-cell office:value-type="currency" office:currency="INR" office:value="24789" calcext:value-type="currency">
            <text:p>₹24,789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190" calcext:value-type="float">
            <text:p>190</text:p>
          </table:table-cell>
          <table:table-cell office:value-type="currency" office:currency="INR" office:value="1900" calcext:value-type="currency">
            <text:p>₹1,90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1340" calcext:value-type="currency">
            <text:p>₹1,340.00</text:p>
          </table:table-cell>
          <table:table-cell office:value-type="float" office:value="197" calcext:value-type="float">
            <text:p>197</text:p>
          </table:table-cell>
          <table:table-cell office:value-type="currency" office:currency="INR" office:value="1379" calcext:value-type="currency">
            <text:p>₹1,379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748" calcext:value-type="currency">
            <text:p>₹748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870" calcext:value-type="currency">
            <text:p>₹87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870" calcext:value-type="currency">
            <text:p>₹87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68" calcext:value-type="currency">
            <text:p>₹16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9/2/2024</text:p>
          </table:table-cell>
          <table:table-cell office:value-type="float" office:value="1461" calcext:value-type="float">
            <text:p>1461</text:p>
          </table:table-cell>
          <table:table-cell office:value-type="currency" office:currency="INR" office:value="25031" calcext:value-type="currency">
            <text:p>₹25,031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2000" calcext:value-type="currency">
            <text:p>₹2,00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1340" calcext:value-type="currency">
            <text:p>₹1,340.00</text:p>
          </table:table-cell>
          <table:table-cell office:value-type="float" office:value="231" calcext:value-type="float">
            <text:p>231</text:p>
          </table:table-cell>
          <table:table-cell office:value-type="currency" office:currency="INR" office:value="1617" calcext:value-type="currency">
            <text:p>₹1,617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814" calcext:value-type="currency">
            <text:p>₹814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96" calcext:value-type="currency">
            <text:p>₹196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01" calcext:value-type="date">
            <text:p>01/01/24</text:p>
          </table:table-cell>
          <table:table-cell office:value-type="float" office:value="870" calcext:value-type="float">
            <text:p>870</text:p>
          </table:table-cell>
          <table:table-cell office:value-type="currency" office:currency="INR" office:value="14636" calcext:value-type="currency">
            <text:p>₹14,636.00</text:p>
          </table:table-cell>
          <table:table-cell office:value-type="float" office:value="120" calcext:value-type="float">
            <text:p>120</text:p>
          </table:table-cell>
          <table:table-cell office:value-type="currency" office:currency="INR" office:value="3600" calcext:value-type="currency">
            <text:p>₹3,600.00</text:p>
          </table:table-cell>
          <table:table-cell office:value-type="float" office:value="160" calcext:value-type="float">
            <text:p>160</text:p>
          </table:table-cell>
          <table:table-cell office:value-type="currency" office:currency="INR" office:value="2080" calcext:value-type="currency">
            <text:p>₹2,080.00</text:p>
          </table:table-cell>
          <table:table-cell office:value-type="float" office:value="160" calcext:value-type="float">
            <text:p>16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528" calcext:value-type="currency">
            <text:p>₹528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320" calcext:value-type="currency">
            <text:p>₹32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6" calcext:value-type="float">
            <text:p>46</text:p>
          </table:table-cell>
          <table:table-cell office:value-type="currency" office:currency="INR" office:value="460" calcext:value-type="currency">
            <text:p>₹46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480" calcext:value-type="currency">
            <text:p>₹48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78" calcext:value-type="currency">
            <text:p>₹78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60" calcext:value-type="currency">
            <text:p>₹6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02" calcext:value-type="date">
            <text:p>02/01/24</text:p>
          </table:table-cell>
          <table:table-cell office:value-type="float" office:value="885" calcext:value-type="float">
            <text:p>885</text:p>
          </table:table-cell>
          <table:table-cell office:value-type="currency" office:currency="INR" office:value="14451" calcext:value-type="currency">
            <text:p>₹14,451.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INR" office:value="3000" calcext:value-type="currency">
            <text:p>₹3,000.00</text:p>
          </table:table-cell>
          <table:table-cell office:value-type="float" office:value="170" calcext:value-type="float">
            <text:p>170</text:p>
          </table:table-cell>
          <table:table-cell office:value-type="currency" office:currency="INR" office:value="2210" calcext:value-type="currency">
            <text:p>₹2,210.00</text:p>
          </table:table-cell>
          <table:table-cell office:value-type="float" office:value="170" calcext:value-type="float">
            <text:p>170</text:p>
          </table:table-cell>
          <table:table-cell office:value-type="currency" office:currency="INR" office:value="1700" calcext:value-type="currency">
            <text:p>₹1,7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75" calcext:value-type="float">
            <text:p>75</text:p>
          </table:table-cell>
          <table:table-cell office:value-type="currency" office:currency="INR" office:value="525" calcext:value-type="currency">
            <text:p>₹525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528" calcext:value-type="currency">
            <text:p>₹528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80" calcext:value-type="currency">
            <text:p>₹28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7" calcext:value-type="float">
            <text:p>47</text:p>
          </table:table-cell>
          <table:table-cell office:value-type="currency" office:currency="INR" office:value="470" calcext:value-type="currency">
            <text:p>₹470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85" calcext:value-type="currency">
            <text:p>₹38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375" calcext:value-type="currency">
            <text:p>₹37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60" calcext:value-type="currency">
            <text:p>₹6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78" calcext:value-type="currency">
            <text:p>₹78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60" calcext:value-type="currency">
            <text:p>₹6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03" calcext:value-type="date">
            <text:p>03/01/24</text:p>
          </table:table-cell>
          <table:table-cell office:value-type="float" office:value="899" calcext:value-type="float">
            <text:p>899</text:p>
          </table:table-cell>
          <table:table-cell office:value-type="currency" office:currency="INR" office:value="14600" calcext:value-type="currency">
            <text:p>₹14,6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2700" calcext:value-type="currency">
            <text:p>₹2,700.00</text:p>
          </table:table-cell>
          <table:table-cell office:value-type="float" office:value="160" calcext:value-type="float">
            <text:p>160</text:p>
          </table:table-cell>
          <table:table-cell office:value-type="currency" office:currency="INR" office:value="2080" calcext:value-type="currency">
            <text:p>₹2,080.00</text:p>
          </table:table-cell>
          <table:table-cell office:value-type="float" office:value="165" calcext:value-type="float">
            <text:p>165</text:p>
          </table:table-cell>
          <table:table-cell office:value-type="currency" office:currency="INR" office:value="1650" calcext:value-type="currency">
            <text:p>₹1,65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469" calcext:value-type="currency">
            <text:p>₹469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528" calcext:value-type="currency">
            <text:p>₹528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320" calcext:value-type="currency">
            <text:p>₹32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6" calcext:value-type="float">
            <text:p>46</text:p>
          </table:table-cell>
          <table:table-cell office:value-type="currency" office:currency="INR" office:value="460" calcext:value-type="currency">
            <text:p>₹460.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78" calcext:value-type="currency">
            <text:p>₹78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60" calcext:value-type="currency">
            <text:p>₹6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04" calcext:value-type="date">
            <text:p>04/01/24</text:p>
          </table:table-cell>
          <table:table-cell office:value-type="float" office:value="912" calcext:value-type="float">
            <text:p>912</text:p>
          </table:table-cell>
          <table:table-cell office:value-type="currency" office:currency="INR" office:value="14951" calcext:value-type="currency">
            <text:p>₹14,951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2700" calcext:value-type="currency">
            <text:p>₹2,700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2340" calcext:value-type="currency">
            <text:p>₹2,340.00</text:p>
          </table:table-cell>
          <table:table-cell office:value-type="float" office:value="170" calcext:value-type="float">
            <text:p>170</text:p>
          </table:table-cell>
          <table:table-cell office:value-type="currency" office:currency="INR" office:value="1700" calcext:value-type="currency">
            <text:p>₹1,7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1340" calcext:value-type="currency">
            <text:p>₹1,34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469" calcext:value-type="currency">
            <text:p>₹469.00</text:p>
          </table:table-cell>
          <table:table-cell office:value-type="float" office:value="21" calcext:value-type="float">
            <text:p>21</text:p>
          </table:table-cell>
          <table:table-cell office:value-type="currency" office:currency="INR" office:value="462" calcext:value-type="currency">
            <text:p>₹462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320" calcext:value-type="currency">
            <text:p>₹32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9" calcext:value-type="float">
            <text:p>49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65" calcext:value-type="float">
            <text:p>65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130" calcext:value-type="currency">
            <text:p>₹13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05" calcext:value-type="date">
            <text:p>05/01/24</text:p>
          </table:table-cell>
          <table:table-cell office:value-type="float" office:value="1047" calcext:value-type="float">
            <text:p>1047</text:p>
          </table:table-cell>
          <table:table-cell office:value-type="currency" office:currency="INR" office:value="16885" calcext:value-type="currency">
            <text:p>₹16,885.00</text:p>
          </table:table-cell>
          <table:table-cell office:value-type="float" office:value="79" calcext:value-type="float">
            <text:p>79</text:p>
          </table:table-cell>
          <table:table-cell office:value-type="currency" office:currency="INR" office:value="2370" calcext:value-type="currency">
            <text:p>₹2,370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2340" calcext:value-type="currency">
            <text:p>₹2,340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64" calcext:value-type="float">
            <text:p>64</text:p>
          </table:table-cell>
          <table:table-cell office:value-type="currency" office:currency="INR" office:value="1280" calcext:value-type="currency">
            <text:p>₹1,280.00</text:p>
          </table:table-cell>
          <table:table-cell office:value-type="float" office:value="65" calcext:value-type="float">
            <text:p>65</text:p>
          </table:table-cell>
          <table:table-cell office:value-type="currency" office:currency="INR" office:value="455" calcext:value-type="currency">
            <text:p>₹455.00</text:p>
          </table:table-cell>
          <table:table-cell office:value-type="float" office:value="21" calcext:value-type="float">
            <text:p>21</text:p>
          </table:table-cell>
          <table:table-cell office:value-type="currency" office:currency="INR" office:value="462" calcext:value-type="currency">
            <text:p>₹462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149" calcext:value-type="float">
            <text:p>149</text:p>
          </table:table-cell>
          <table:table-cell office:value-type="currency" office:currency="INR" office:value="1192" calcext:value-type="currency">
            <text:p>₹1,192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20" calcext:value-type="currency">
            <text:p>₹2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06" calcext:value-type="date">
            <text:p>06/01/24</text:p>
          </table:table-cell>
          <table:table-cell office:value-type="float" office:value="1030" calcext:value-type="float">
            <text:p>1030</text:p>
          </table:table-cell>
          <table:table-cell office:value-type="currency" office:currency="INR" office:value="16542" calcext:value-type="currency">
            <text:p>₹16,542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2400" calcext:value-type="currency">
            <text:p>₹2,400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2340" calcext:value-type="currency">
            <text:p>₹2,340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1340" calcext:value-type="currency">
            <text:p>₹1,34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469" calcext:value-type="currency">
            <text:p>₹469.00</text:p>
          </table:table-cell>
          <table:table-cell office:value-type="float" office:value="21" calcext:value-type="float">
            <text:p>21</text:p>
          </table:table-cell>
          <table:table-cell office:value-type="currency" office:currency="INR" office:value="462" calcext:value-type="currency">
            <text:p>₹462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320" calcext:value-type="currency">
            <text:p>₹32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9" calcext:value-type="float">
            <text:p>49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135" calcext:value-type="float">
            <text:p>135</text:p>
          </table:table-cell>
          <table:table-cell office:value-type="currency" office:currency="INR" office:value="1080" calcext:value-type="currency">
            <text:p>₹1,08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420" calcext:value-type="currency">
            <text:p>₹42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07" calcext:value-type="date">
            <text:p>07/01/24</text:p>
          </table:table-cell>
          <table:table-cell office:value-type="float" office:value="992" calcext:value-type="float">
            <text:p>992</text:p>
          </table:table-cell>
          <table:table-cell office:value-type="currency" office:currency="INR" office:value="16271" calcext:value-type="currency">
            <text:p>₹16,271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2340" calcext:value-type="currency">
            <text:p>₹2,340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2340" calcext:value-type="currency">
            <text:p>₹2,340.00</text:p>
          </table:table-cell>
          <table:table-cell office:value-type="float" office:value="178" calcext:value-type="float">
            <text:p>178</text:p>
          </table:table-cell>
          <table:table-cell office:value-type="currency" office:currency="INR" office:value="1780" calcext:value-type="currency">
            <text:p>₹1,78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65" calcext:value-type="float">
            <text:p>65</text:p>
          </table:table-cell>
          <table:table-cell office:value-type="currency" office:currency="INR" office:value="1300" calcext:value-type="currency">
            <text:p>₹1,30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420" calcext:value-type="currency">
            <text:p>₹42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396" calcext:value-type="currency">
            <text:p>₹396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139" calcext:value-type="float">
            <text:p>139</text:p>
          </table:table-cell>
          <table:table-cell office:value-type="currency" office:currency="INR" office:value="1112" calcext:value-type="currency">
            <text:p>₹1,112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190" calcext:value-type="currency">
            <text:p>₹19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195" calcext:value-type="currency">
            <text:p>₹195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05" calcext:value-type="currency">
            <text:p>₹10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8" calcext:value-type="currency">
            <text:p>₹28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08" calcext:value-type="date">
            <text:p>08/01/24</text:p>
          </table:table-cell>
          <table:table-cell office:value-type="float" office:value="1011" calcext:value-type="float">
            <text:p>1011</text:p>
          </table:table-cell>
          <table:table-cell office:value-type="currency" office:currency="INR" office:value="16814" calcext:value-type="currency">
            <text:p>₹16,814.00</text:p>
          </table:table-cell>
          <table:table-cell office:value-type="float" office:value="86" calcext:value-type="float">
            <text:p>86</text:p>
          </table:table-cell>
          <table:table-cell office:value-type="currency" office:currency="INR" office:value="2580" calcext:value-type="currency">
            <text:p>₹2,580.00</text:p>
          </table:table-cell>
          <table:table-cell office:value-type="float" office:value="196" calcext:value-type="float">
            <text:p>196</text:p>
          </table:table-cell>
          <table:table-cell office:value-type="currency" office:currency="INR" office:value="2548" calcext:value-type="currency">
            <text:p>₹2,548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1340" calcext:value-type="currency">
            <text:p>₹1,34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21" calcext:value-type="float">
            <text:p>21</text:p>
          </table:table-cell>
          <table:table-cell office:value-type="currency" office:currency="INR" office:value="462" calcext:value-type="currency">
            <text:p>₹462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10" calcext:value-type="float">
            <text:p>110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299" calcext:value-type="currency">
            <text:p>₹299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315" calcext:value-type="currency">
            <text:p>₹31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09" calcext:value-type="date">
            <text:p>09/01/24</text:p>
          </table:table-cell>
          <table:table-cell office:value-type="float" office:value="1017" calcext:value-type="float">
            <text:p>1017</text:p>
          </table:table-cell>
          <table:table-cell office:value-type="currency" office:currency="INR" office:value="16395" calcext:value-type="currency">
            <text:p>₹16,39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2400" calcext:value-type="currency">
            <text:p>₹2,400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2340" calcext:value-type="currency">
            <text:p>₹2,340.00</text:p>
          </table:table-cell>
          <table:table-cell office:value-type="float" office:value="175" calcext:value-type="float">
            <text:p>175</text:p>
          </table:table-cell>
          <table:table-cell office:value-type="currency" office:currency="INR" office:value="1750" calcext:value-type="currency">
            <text:p>₹1,7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1340" calcext:value-type="currency">
            <text:p>₹1,34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469" calcext:value-type="currency">
            <text:p>₹469.00</text:p>
          </table:table-cell>
          <table:table-cell office:value-type="float" office:value="21" calcext:value-type="float">
            <text:p>21</text:p>
          </table:table-cell>
          <table:table-cell office:value-type="currency" office:currency="INR" office:value="462" calcext:value-type="currency">
            <text:p>₹462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9" calcext:value-type="float">
            <text:p>49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135" calcext:value-type="float">
            <text:p>135</text:p>
          </table:table-cell>
          <table:table-cell office:value-type="currency" office:currency="INR" office:value="1080" calcext:value-type="currency">
            <text:p>₹1,08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85" calcext:value-type="currency">
            <text:p>₹38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429" calcext:value-type="currency">
            <text:p>₹429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10" calcext:value-type="date">
            <text:p>10/01/24</text:p>
          </table:table-cell>
          <table:table-cell office:value-type="float" office:value="984" calcext:value-type="float">
            <text:p>984</text:p>
          </table:table-cell>
          <table:table-cell office:value-type="currency" office:currency="INR" office:value="15784" calcext:value-type="currency">
            <text:p>₹15,784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2400" calcext:value-type="currency">
            <text:p>₹2,400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2340" calcext:value-type="currency">
            <text:p>₹2,340.00</text:p>
          </table:table-cell>
          <table:table-cell office:value-type="float" office:value="180" calcext:value-type="float">
            <text:p>18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469" calcext:value-type="currency">
            <text:p>₹469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418" calcext:value-type="currency">
            <text:p>₹418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49" calcext:value-type="float">
            <text:p>49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125" calcext:value-type="float">
            <text:p>125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247" calcext:value-type="currency">
            <text:p>₹247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11" calcext:value-type="date">
            <text:p>11/01/24</text:p>
          </table:table-cell>
          <table:table-cell office:value-type="float" office:value="1200" calcext:value-type="float">
            <text:p>1200</text:p>
          </table:table-cell>
          <table:table-cell office:value-type="currency" office:currency="INR" office:value="20523" calcext:value-type="currency">
            <text:p>₹20,523.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INR" office:value="3000" calcext:value-type="currency">
            <text:p>₹3,000.00</text:p>
          </table:table-cell>
          <table:table-cell office:value-type="float" office:value="199" calcext:value-type="float">
            <text:p>199</text:p>
          </table:table-cell>
          <table:table-cell office:value-type="currency" office:currency="INR" office:value="2587" calcext:value-type="currency">
            <text:p>₹2,587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2100" calcext:value-type="currency">
            <text:p>₹2,1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64" calcext:value-type="float">
            <text:p>64</text:p>
          </table:table-cell>
          <table:table-cell office:value-type="currency" office:currency="INR" office:value="1280" calcext:value-type="currency">
            <text:p>₹1,280.00</text:p>
          </table:table-cell>
          <table:table-cell office:value-type="float" office:value="150" calcext:value-type="float">
            <text:p>150</text:p>
          </table:table-cell>
          <table:table-cell office:value-type="currency" office:currency="INR" office:value="1050" calcext:value-type="currency">
            <text:p>₹1,05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1650" calcext:value-type="currency">
            <text:p>₹1,65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320" calcext:value-type="currency">
            <text:p>₹320.00</text:p>
          </table:table-cell>
          <table:table-cell office:value-type="float" office:value="65" calcext:value-type="float">
            <text:p>65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1-12" calcext:value-type="date">
            <text:p>12/01/24</text:p>
          </table:table-cell>
          <table:table-cell office:value-type="float" office:value="1469" calcext:value-type="float">
            <text:p>1469</text:p>
          </table:table-cell>
          <table:table-cell office:value-type="currency" office:currency="INR" office:value="24974" calcext:value-type="currency">
            <text:p>₹24,974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22" calcext:value-type="float">
            <text:p>222</text:p>
          </table:table-cell>
          <table:table-cell office:value-type="currency" office:currency="INR" office:value="2886" calcext:value-type="currency">
            <text:p>₹2,886.00</text:p>
          </table:table-cell>
          <table:table-cell office:value-type="float" office:value="215" calcext:value-type="float">
            <text:p>215</text:p>
          </table:table-cell>
          <table:table-cell office:value-type="currency" office:currency="INR" office:value="2150" calcext:value-type="currency">
            <text:p>₹2,15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770" calcext:value-type="currency">
            <text:p>₹77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950" calcext:value-type="currency">
            <text:p>₹95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825" calcext:value-type="currency">
            <text:p>₹82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640" calcext:value-type="currency">
            <text:p>₹64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8" calcext:value-type="float">
            <text:p>38</text:p>
          </table:table-cell>
          <table:table-cell office:value-type="currency" office:currency="INR" office:value="380" calcext:value-type="currency">
            <text:p>₹38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3/1/2024</text:p>
          </table:table-cell>
          <table:table-cell office:value-type="float" office:value="1462" calcext:value-type="float">
            <text:p>1462</text:p>
          </table:table-cell>
          <table:table-cell office:value-type="currency" office:currency="INR" office:value="24999" calcext:value-type="currency">
            <text:p>₹24,999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22" calcext:value-type="float">
            <text:p>222</text:p>
          </table:table-cell>
          <table:table-cell office:value-type="currency" office:currency="INR" office:value="2886" calcext:value-type="currency">
            <text:p>₹2,886.00</text:p>
          </table:table-cell>
          <table:table-cell office:value-type="float" office:value="215" calcext:value-type="float">
            <text:p>215</text:p>
          </table:table-cell>
          <table:table-cell office:value-type="currency" office:currency="INR" office:value="2150" calcext:value-type="currency">
            <text:p>₹2,150.00</text:p>
          </table:table-cell>
          <table:table-cell office:value-type="float" office:value="38" calcext:value-type="float">
            <text:p>38</text:p>
          </table:table-cell>
          <table:table-cell office:value-type="currency" office:currency="INR" office:value="1520" calcext:value-type="currency">
            <text:p>₹1,52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28" calcext:value-type="float">
            <text:p>28</text:p>
          </table:table-cell>
          <table:table-cell office:value-type="currency" office:currency="INR" office:value="616" calcext:value-type="currency">
            <text:p>₹616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1300" calcext:value-type="currency">
            <text:p>₹1,30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825" calcext:value-type="currency">
            <text:p>₹82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640" calcext:value-type="currency">
            <text:p>₹64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8" calcext:value-type="float">
            <text:p>38</text:p>
          </table:table-cell>
          <table:table-cell office:value-type="currency" office:currency="INR" office:value="380" calcext:value-type="currency">
            <text:p>₹38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75" calcext:value-type="currency">
            <text:p>₹17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8" calcext:value-type="currency">
            <text:p>₹2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4/1/2024</text:p>
          </table:table-cell>
          <table:table-cell office:value-type="float" office:value="1641" calcext:value-type="float">
            <text:p>1641</text:p>
          </table:table-cell>
          <table:table-cell office:value-type="currency" office:currency="INR" office:value="29618" calcext:value-type="currency">
            <text:p>₹29,618.00</text:p>
          </table:table-cell>
          <table:table-cell office:value-type="float" office:value="257" calcext:value-type="float">
            <text:p>257</text:p>
          </table:table-cell>
          <table:table-cell office:value-type="currency" office:currency="INR" office:value="7710" calcext:value-type="currency">
            <text:p>₹7,710.00</text:p>
          </table:table-cell>
          <table:table-cell office:value-type="float" office:value="258" calcext:value-type="float">
            <text:p>258</text:p>
          </table:table-cell>
          <table:table-cell office:value-type="currency" office:currency="INR" office:value="3354" calcext:value-type="currency">
            <text:p>₹3,354.00</text:p>
          </table:table-cell>
          <table:table-cell office:value-type="float" office:value="260" calcext:value-type="float">
            <text:p>260</text:p>
          </table:table-cell>
          <table:table-cell office:value-type="currency" office:currency="INR" office:value="2600" calcext:value-type="currency">
            <text:p>₹2,60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68" calcext:value-type="float">
            <text:p>68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190" calcext:value-type="float">
            <text:p>190</text:p>
          </table:table-cell>
          <table:table-cell office:value-type="currency" office:currency="INR" office:value="1330" calcext:value-type="currency">
            <text:p>₹1,33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748" calcext:value-type="currency">
            <text:p>₹748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1280" calcext:value-type="currency">
            <text:p>₹1,28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1300" calcext:value-type="currency">
            <text:p>₹1,300.00</text:p>
          </table:table-cell>
          <table:table-cell office:value-type="float" office:value="36" calcext:value-type="float">
            <text:p>36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76" calcext:value-type="float">
            <text:p>76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89" calcext:value-type="float">
            <text:p>89</text:p>
          </table:table-cell>
          <table:table-cell office:value-type="currency" office:currency="INR" office:value="712" calcext:value-type="currency">
            <text:p>₹712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21" calcext:value-type="float">
            <text:p>21</text:p>
          </table:table-cell>
          <table:table-cell office:value-type="currency" office:currency="INR" office:value="735" calcext:value-type="currency">
            <text:p>₹735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480" calcext:value-type="currency">
            <text:p>₹48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340" calcext:value-type="currency">
            <text:p>₹34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299" calcext:value-type="currency">
            <text:p>₹299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60" calcext:value-type="currency">
            <text:p>₹6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5/1/2024</text:p>
          </table:table-cell>
          <table:table-cell office:value-type="float" office:value="1557" calcext:value-type="float">
            <text:p>1557</text:p>
          </table:table-cell>
          <table:table-cell office:value-type="currency" office:currency="INR" office:value="25450" calcext:value-type="currency">
            <text:p>₹25,450.00</text:p>
          </table:table-cell>
          <table:table-cell office:value-type="float" office:value="156" calcext:value-type="float">
            <text:p>156</text:p>
          </table:table-cell>
          <table:table-cell office:value-type="currency" office:currency="INR" office:value="4680" calcext:value-type="currency">
            <text:p>₹4,680.00</text:p>
          </table:table-cell>
          <table:table-cell office:value-type="float" office:value="258" calcext:value-type="float">
            <text:p>258</text:p>
          </table:table-cell>
          <table:table-cell office:value-type="currency" office:currency="INR" office:value="3354" calcext:value-type="currency">
            <text:p>₹3,354.00</text:p>
          </table:table-cell>
          <table:table-cell office:value-type="float" office:value="270" calcext:value-type="float">
            <text:p>270</text:p>
          </table:table-cell>
          <table:table-cell office:value-type="currency" office:currency="INR" office:value="2700" calcext:value-type="currency">
            <text:p>₹2,70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1740" calcext:value-type="currency">
            <text:p>₹1,740.00</text:p>
          </table:table-cell>
          <table:table-cell office:value-type="float" office:value="230" calcext:value-type="float">
            <text:p>230</text:p>
          </table:table-cell>
          <table:table-cell office:value-type="currency" office:currency="INR" office:value="1610" calcext:value-type="currency">
            <text:p>₹1,61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06" calcext:value-type="currency">
            <text:p>₹506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315" calcext:value-type="currency">
            <text:p>₹315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696" calcext:value-type="currency">
            <text:p>₹696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85" calcext:value-type="currency">
            <text:p>₹38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25" calcext:value-type="currency">
            <text:p>₹32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27" calcext:value-type="float">
            <text:p>27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299" calcext:value-type="currency">
            <text:p>₹299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345" calcext:value-type="currency">
            <text:p>₹345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6/1/2024</text:p>
          </table:table-cell>
          <table:table-cell office:value-type="float" office:value="1475" calcext:value-type="float">
            <text:p>1475</text:p>
          </table:table-cell>
          <table:table-cell office:value-type="currency" office:currency="INR" office:value="24763" calcext:value-type="currency">
            <text:p>₹24,763.00</text:p>
          </table:table-cell>
          <table:table-cell office:value-type="float" office:value="150" calcext:value-type="float">
            <text:p>150</text:p>
          </table:table-cell>
          <table:table-cell office:value-type="currency" office:currency="INR" office:value="4500" calcext:value-type="currency">
            <text:p>₹4,50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49" calcext:value-type="float">
            <text:p>249</text:p>
          </table:table-cell>
          <table:table-cell office:value-type="currency" office:currency="INR" office:value="2490" calcext:value-type="currency">
            <text:p>₹2,490.00</text:p>
          </table:table-cell>
          <table:table-cell office:value-type="float" office:value="31" calcext:value-type="float">
            <text:p>31</text:p>
          </table:table-cell>
          <table:table-cell office:value-type="currency" office:currency="INR" office:value="1240" calcext:value-type="currency">
            <text:p>₹1,24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06" calcext:value-type="currency">
            <text:p>₹506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680" calcext:value-type="currency">
            <text:p>₹680.00</text:p>
          </table:table-cell>
          <table:table-cell office:value-type="float" office:value="27" calcext:value-type="float">
            <text:p>27</text:p>
          </table:table-cell>
          <table:table-cell office:value-type="currency" office:currency="INR" office:value="1350" calcext:value-type="currency">
            <text:p>₹1,350.00</text:p>
          </table:table-cell>
          <table:table-cell office:value-type="float" office:value="42" calcext:value-type="float">
            <text:p>42</text:p>
          </table:table-cell>
          <table:table-cell office:value-type="currency" office:currency="INR" office:value="1050" calcext:value-type="currency">
            <text:p>₹1,050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870" calcext:value-type="currency">
            <text:p>₹87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377" calcext:value-type="currency">
            <text:p>₹377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210" calcext:value-type="currency">
            <text:p>₹21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7/1/2024</text:p>
          </table:table-cell>
          <table:table-cell office:value-type="float" office:value="1480" calcext:value-type="float">
            <text:p>1480</text:p>
          </table:table-cell>
          <table:table-cell office:value-type="currency" office:currency="INR" office:value="25619" calcext:value-type="currency">
            <text:p>₹25,619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39" calcext:value-type="float">
            <text:p>239</text:p>
          </table:table-cell>
          <table:table-cell office:value-type="currency" office:currency="INR" office:value="3107" calcext:value-type="currency">
            <text:p>₹3,107.00</text:p>
          </table:table-cell>
          <table:table-cell office:value-type="float" office:value="215" calcext:value-type="float">
            <text:p>215</text:p>
          </table:table-cell>
          <table:table-cell office:value-type="currency" office:currency="INR" office:value="2150" calcext:value-type="currency">
            <text:p>₹2,150.00</text:p>
          </table:table-cell>
          <table:table-cell office:value-type="float" office:value="44" calcext:value-type="float">
            <text:p>44</text:p>
          </table:table-cell>
          <table:table-cell office:value-type="currency" office:currency="INR" office:value="1760" calcext:value-type="currency">
            <text:p>₹1,7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06" calcext:value-type="currency">
            <text:p>₹506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1250" calcext:value-type="currency">
            <text:p>₹1,250.00</text:p>
          </table:table-cell>
          <table:table-cell office:value-type="float" office:value="43" calcext:value-type="float">
            <text:p>43</text:p>
          </table:table-cell>
          <table:table-cell office:value-type="currency" office:currency="INR" office:value="1075" calcext:value-type="currency">
            <text:p>₹1,075.00</text:p>
          </table:table-cell>
          <table:table-cell office:value-type="float" office:value="76" calcext:value-type="float">
            <text:p>76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455" calcext:value-type="currency">
            <text:p>₹455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25" calcext:value-type="currency">
            <text:p>₹32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260" calcext:value-type="currency">
            <text:p>₹26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338" calcext:value-type="currency">
            <text:p>₹338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75" calcext:value-type="currency">
            <text:p>₹17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8" calcext:value-type="currency">
            <text:p>₹2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8/1/2024</text:p>
          </table:table-cell>
          <table:table-cell office:value-type="float" office:value="1507" calcext:value-type="float">
            <text:p>1507</text:p>
          </table:table-cell>
          <table:table-cell office:value-type="currency" office:currency="INR" office:value="25587" calcext:value-type="currency">
            <text:p>₹25,587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60" calcext:value-type="float">
            <text:p>260</text:p>
          </table:table-cell>
          <table:table-cell office:value-type="currency" office:currency="INR" office:value="2600" calcext:value-type="currency">
            <text:p>₹2,60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1160" calcext:value-type="currency">
            <text:p>₹1,1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484" calcext:value-type="currency">
            <text:p>₹484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1650" calcext:value-type="currency">
            <text:p>₹1,65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595" calcext:value-type="currency">
            <text:p>₹59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375" calcext:value-type="currency">
            <text:p>₹37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44" calcext:value-type="float">
            <text:p>44</text:p>
          </table:table-cell>
          <table:table-cell office:value-type="currency" office:currency="INR" office:value="440" calcext:value-type="currency">
            <text:p>₹440.00</text:p>
          </table:table-cell>
          <table:table-cell office:value-type="float" office:value="31" calcext:value-type="float">
            <text:p>31</text:p>
          </table:table-cell>
          <table:table-cell office:value-type="currency" office:currency="INR" office:value="403" calcext:value-type="currency">
            <text:p>₹403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480" calcext:value-type="currency">
            <text:p>₹48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285" calcext:value-type="currency">
            <text:p>₹285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19/1/2024</text:p>
          </table:table-cell>
          <table:table-cell office:value-type="float" office:value="1549" calcext:value-type="float">
            <text:p>1549</text:p>
          </table:table-cell>
          <table:table-cell office:value-type="currency" office:currency="INR" office:value="26471" calcext:value-type="currency">
            <text:p>₹26,471.00</text:p>
          </table:table-cell>
          <table:table-cell office:value-type="float" office:value="149" calcext:value-type="float">
            <text:p>149</text:p>
          </table:table-cell>
          <table:table-cell office:value-type="currency" office:currency="INR" office:value="4470" calcext:value-type="currency">
            <text:p>₹4,47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3250" calcext:value-type="currency">
            <text:p>₹3,250.00</text:p>
          </table:table-cell>
          <table:table-cell office:value-type="float" office:value="260" calcext:value-type="float">
            <text:p>260</text:p>
          </table:table-cell>
          <table:table-cell office:value-type="currency" office:currency="INR" office:value="2600" calcext:value-type="currency">
            <text:p>₹2,60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315" calcext:value-type="currency">
            <text:p>₹315.00</text:p>
          </table:table-cell>
          <table:table-cell office:value-type="float" office:value="27" calcext:value-type="float">
            <text:p>27</text:p>
          </table:table-cell>
          <table:table-cell office:value-type="currency" office:currency="INR" office:value="1080" calcext:value-type="currency">
            <text:p>₹1,080.00</text:p>
          </table:table-cell>
          <table:table-cell office:value-type="float" office:value="27" calcext:value-type="float">
            <text:p>27</text:p>
          </table:table-cell>
          <table:table-cell office:value-type="currency" office:currency="INR" office:value="1350" calcext:value-type="currency">
            <text:p>₹1,350.00</text:p>
          </table:table-cell>
          <table:table-cell office:value-type="float" office:value="46" calcext:value-type="float">
            <text:p>46</text:p>
          </table:table-cell>
          <table:table-cell office:value-type="currency" office:currency="INR" office:value="1150" calcext:value-type="currency">
            <text:p>₹1,15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79" calcext:value-type="float">
            <text:p>79</text:p>
          </table:table-cell>
          <table:table-cell office:value-type="currency" office:currency="INR" office:value="632" calcext:value-type="currency">
            <text:p>₹632.00</text:p>
          </table:table-cell>
          <table:table-cell office:value-type="float" office:value="76" calcext:value-type="float">
            <text:p>76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525" calcext:value-type="currency">
            <text:p>₹52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75" calcext:value-type="currency">
            <text:p>₹175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375" calcext:value-type="currency">
            <text:p>₹375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44" calcext:value-type="float">
            <text:p>44</text:p>
          </table:table-cell>
          <table:table-cell office:value-type="currency" office:currency="INR" office:value="440" calcext:value-type="currency">
            <text:p>₹440.00</text:p>
          </table:table-cell>
          <table:table-cell office:value-type="float" office:value="28" calcext:value-type="float">
            <text:p>28</text:p>
          </table:table-cell>
          <table:table-cell office:value-type="currency" office:currency="INR" office:value="364" calcext:value-type="currency">
            <text:p>₹36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0/1/2024</text:p>
          </table:table-cell>
          <table:table-cell office:value-type="float" office:value="1662" calcext:value-type="float">
            <text:p>1662</text:p>
          </table:table-cell>
          <table:table-cell office:value-type="currency" office:currency="INR" office:value="28388" calcext:value-type="currency">
            <text:p>₹28,388.00</text:p>
          </table:table-cell>
          <table:table-cell office:value-type="float" office:value="150" calcext:value-type="float">
            <text:p>150</text:p>
          </table:table-cell>
          <table:table-cell office:value-type="currency" office:currency="INR" office:value="4500" calcext:value-type="currency">
            <text:p>₹4,500.00</text:p>
          </table:table-cell>
          <table:table-cell office:value-type="float" office:value="270" calcext:value-type="float">
            <text:p>270</text:p>
          </table:table-cell>
          <table:table-cell office:value-type="currency" office:currency="INR" office:value="3510" calcext:value-type="currency">
            <text:p>₹3,510.00</text:p>
          </table:table-cell>
          <table:table-cell office:value-type="float" office:value="270" calcext:value-type="float">
            <text:p>270</text:p>
          </table:table-cell>
          <table:table-cell office:value-type="currency" office:currency="INR" office:value="2700" calcext:value-type="currency">
            <text:p>₹2,70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79" calcext:value-type="float">
            <text:p>79</text:p>
          </table:table-cell>
          <table:table-cell office:value-type="currency" office:currency="INR" office:value="1580" calcext:value-type="currency">
            <text:p>₹1,58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1750" calcext:value-type="currency">
            <text:p>₹1,75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770" calcext:value-type="currency">
            <text:p>₹77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1280" calcext:value-type="currency">
            <text:p>₹1,28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1650" calcext:value-type="currency">
            <text:p>₹1,65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125" calcext:value-type="currency">
            <text:p>₹1,125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870" calcext:value-type="currency">
            <text:p>₹87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36" calcext:value-type="float">
            <text:p>36</text:p>
          </table:table-cell>
          <table:table-cell office:value-type="currency" office:currency="INR" office:value="468" calcext:value-type="currency">
            <text:p>₹468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315" calcext:value-type="currency">
            <text:p>₹31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690" calcext:value-type="currency">
            <text:p>₹69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285" calcext:value-type="currency">
            <text:p>₹28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1/1/2024</text:p>
          </table:table-cell>
          <table:table-cell office:value-type="float" office:value="1388" calcext:value-type="float">
            <text:p>1388</text:p>
          </table:table-cell>
          <table:table-cell office:value-type="currency" office:currency="INR" office:value="23830" calcext:value-type="currency">
            <text:p>₹23,830.00</text:p>
          </table:table-cell>
          <table:table-cell office:value-type="float" office:value="142" calcext:value-type="float">
            <text:p>142</text:p>
          </table:table-cell>
          <table:table-cell office:value-type="currency" office:currency="INR" office:value="4260" calcext:value-type="currency">
            <text:p>₹4,260.00</text:p>
          </table:table-cell>
          <table:table-cell office:value-type="float" office:value="240" calcext:value-type="float">
            <text:p>240</text:p>
          </table:table-cell>
          <table:table-cell office:value-type="currency" office:currency="INR" office:value="3120" calcext:value-type="currency">
            <text:p>₹3,12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2500" calcext:value-type="currency">
            <text:p>₹2,500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198" calcext:value-type="float">
            <text:p>198</text:p>
          </table:table-cell>
          <table:table-cell office:value-type="currency" office:currency="INR" office:value="1386" calcext:value-type="currency">
            <text:p>₹1,386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500" calcext:value-type="currency">
            <text:p>₹1,50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290" calcext:value-type="currency">
            <text:p>₹29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20" calcext:value-type="currency">
            <text:p>₹420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75" calcext:value-type="currency">
            <text:p>₹17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8" calcext:value-type="currency">
            <text:p>₹2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2/1/2024</text:p>
          </table:table-cell>
          <table:table-cell office:value-type="float" office:value="1454" calcext:value-type="float">
            <text:p>1454</text:p>
          </table:table-cell>
          <table:table-cell office:value-type="currency" office:currency="INR" office:value="24254" calcext:value-type="currency">
            <text:p>₹24,254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40" calcext:value-type="float">
            <text:p>240</text:p>
          </table:table-cell>
          <table:table-cell office:value-type="currency" office:currency="INR" office:value="3120" calcext:value-type="currency">
            <text:p>₹3,120.00</text:p>
          </table:table-cell>
          <table:table-cell office:value-type="float" office:value="250" calcext:value-type="float">
            <text:p>250</text:p>
          </table:table-cell>
          <table:table-cell office:value-type="currency" office:currency="INR" office:value="2500" calcext:value-type="currency">
            <text:p>₹2,500.00</text:p>
          </table:table-cell>
          <table:table-cell office:value-type="float" office:value="27" calcext:value-type="float">
            <text:p>27</text:p>
          </table:table-cell>
          <table:table-cell office:value-type="currency" office:currency="INR" office:value="1080" calcext:value-type="currency">
            <text:p>₹1,08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27" calcext:value-type="float">
            <text:p>27</text:p>
          </table:table-cell>
          <table:table-cell office:value-type="currency" office:currency="INR" office:value="594" calcext:value-type="currency">
            <text:p>₹594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8" calcext:value-type="float">
            <text:p>28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76" calcext:value-type="float">
            <text:p>76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640" calcext:value-type="currency">
            <text:p>₹64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455" calcext:value-type="currency">
            <text:p>₹455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377" calcext:value-type="currency">
            <text:p>₹377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28" calcext:value-type="float">
            <text:p>28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8" calcext:value-type="currency">
            <text:p>₹2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3/1/2024</text:p>
          </table:table-cell>
          <table:table-cell office:value-type="float" office:value="1425" calcext:value-type="float">
            <text:p>1425</text:p>
          </table:table-cell>
          <table:table-cell office:value-type="currency" office:currency="INR" office:value="24005" calcext:value-type="currency">
            <text:p>₹24,005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60" calcext:value-type="float">
            <text:p>260</text:p>
          </table:table-cell>
          <table:table-cell office:value-type="currency" office:currency="INR" office:value="3380" calcext:value-type="currency">
            <text:p>₹3,380.00</text:p>
          </table:table-cell>
          <table:table-cell office:value-type="float" office:value="270" calcext:value-type="float">
            <text:p>270</text:p>
          </table:table-cell>
          <table:table-cell office:value-type="currency" office:currency="INR" office:value="2700" calcext:value-type="currency">
            <text:p>₹2,70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79" calcext:value-type="float">
            <text:p>79</text:p>
          </table:table-cell>
          <table:table-cell office:value-type="currency" office:currency="INR" office:value="1580" calcext:value-type="currency">
            <text:p>₹1,58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27" calcext:value-type="float">
            <text:p>27</text:p>
          </table:table-cell>
          <table:table-cell office:value-type="currency" office:currency="INR" office:value="594" calcext:value-type="currency">
            <text:p>₹594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500" calcext:value-type="currency">
            <text:p>₹1,500.00</text:p>
          </table:table-cell>
          <table:table-cell office:value-type="float" office:value="38" calcext:value-type="float">
            <text:p>38</text:p>
          </table:table-cell>
          <table:table-cell office:value-type="currency" office:currency="INR" office:value="950" calcext:value-type="currency">
            <text:p>₹95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69" calcext:value-type="float">
            <text:p>69</text:p>
          </table:table-cell>
          <table:table-cell office:value-type="currency" office:currency="INR" office:value="690" calcext:value-type="currency">
            <text:p>₹69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85" calcext:value-type="currency">
            <text:p>₹38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290" calcext:value-type="currency">
            <text:p>₹29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4/1/2024</text:p>
          </table:table-cell>
          <table:table-cell office:value-type="float" office:value="1522" calcext:value-type="float">
            <text:p>1522</text:p>
          </table:table-cell>
          <table:table-cell office:value-type="currency" office:currency="INR" office:value="25623" calcext:value-type="currency">
            <text:p>₹25,623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3367" calcext:value-type="currency">
            <text:p>₹3,367.00</text:p>
          </table:table-cell>
          <table:table-cell office:value-type="float" office:value="215" calcext:value-type="float">
            <text:p>215</text:p>
          </table:table-cell>
          <table:table-cell office:value-type="currency" office:currency="INR" office:value="2150" calcext:value-type="currency">
            <text:p>₹2,15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22" calcext:value-type="float">
            <text:p>222</text:p>
          </table:table-cell>
          <table:table-cell office:value-type="currency" office:currency="INR" office:value="1554" calcext:value-type="currency">
            <text:p>₹1,554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484" calcext:value-type="currency">
            <text:p>₹484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315" calcext:value-type="currency">
            <text:p>₹315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1250" calcext:value-type="currency">
            <text:p>₹1,25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825" calcext:value-type="currency">
            <text:p>₹82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640" calcext:value-type="currency">
            <text:p>₹64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8" calcext:value-type="float">
            <text:p>38</text:p>
          </table:table-cell>
          <table:table-cell office:value-type="currency" office:currency="INR" office:value="380" calcext:value-type="currency">
            <text:p>₹38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5/1/2024</text:p>
          </table:table-cell>
          <table:table-cell office:value-type="float" office:value="1431" calcext:value-type="float">
            <text:p>1431</text:p>
          </table:table-cell>
          <table:table-cell office:value-type="currency" office:currency="INR" office:value="24578" calcext:value-type="currency">
            <text:p>₹24,578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22" calcext:value-type="float">
            <text:p>222</text:p>
          </table:table-cell>
          <table:table-cell office:value-type="currency" office:currency="INR" office:value="2886" calcext:value-type="currency">
            <text:p>₹2,886.00</text:p>
          </table:table-cell>
          <table:table-cell office:value-type="float" office:value="215" calcext:value-type="float">
            <text:p>215</text:p>
          </table:table-cell>
          <table:table-cell office:value-type="currency" office:currency="INR" office:value="2150" calcext:value-type="currency">
            <text:p>₹2,15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90" calcext:value-type="float">
            <text:p>90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770" calcext:value-type="currency">
            <text:p>₹77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1150" calcext:value-type="currency">
            <text:p>₹1,15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825" calcext:value-type="currency">
            <text:p>₹825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46" calcext:value-type="float">
            <text:p>46</text:p>
          </table:table-cell>
          <table:table-cell office:value-type="currency" office:currency="INR" office:value="368" calcext:value-type="currency">
            <text:p>₹368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38" calcext:value-type="float">
            <text:p>38</text:p>
          </table:table-cell>
          <table:table-cell office:value-type="currency" office:currency="INR" office:value="380" calcext:value-type="currency">
            <text:p>₹38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20" calcext:value-type="currency">
            <text:p>₹42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925" calcext:value-type="currency">
            <text:p>₹9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6/1/2024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7/1/2024</text:p>
          </table:table-cell>
          <table:table-cell office:value-type="float" office:value="1494" calcext:value-type="float">
            <text:p>1494</text:p>
          </table:table-cell>
          <table:table-cell office:value-type="currency" office:currency="INR" office:value="24685" calcext:value-type="currency">
            <text:p>₹24,685.00</text:p>
          </table:table-cell>
          <table:table-cell office:value-type="float" office:value="158" calcext:value-type="float">
            <text:p>158</text:p>
          </table:table-cell>
          <table:table-cell office:value-type="currency" office:currency="INR" office:value="4740" calcext:value-type="currency">
            <text:p>₹4,740.00</text:p>
          </table:table-cell>
          <table:table-cell office:value-type="float" office:value="240" calcext:value-type="float">
            <text:p>240</text:p>
          </table:table-cell>
          <table:table-cell office:value-type="currency" office:currency="INR" office:value="3120" calcext:value-type="currency">
            <text:p>₹3,120.00</text:p>
          </table:table-cell>
          <table:table-cell office:value-type="float" office:value="259" calcext:value-type="float">
            <text:p>259</text:p>
          </table:table-cell>
          <table:table-cell office:value-type="currency" office:currency="INR" office:value="2590" calcext:value-type="currency">
            <text:p>₹2,59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572" calcext:value-type="currency">
            <text:p>₹572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1040" calcext:value-type="currency">
            <text:p>₹1,04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1025" calcext:value-type="currency">
            <text:p>₹1,025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95" calcext:value-type="float">
            <text:p>95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44" calcext:value-type="float">
            <text:p>44</text:p>
          </table:table-cell>
          <table:table-cell office:value-type="currency" office:currency="INR" office:value="440" calcext:value-type="currency">
            <text:p>₹44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208" calcext:value-type="currency">
            <text:p>₹208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20" calcext:value-type="currency">
            <text:p>₹42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45" calcext:value-type="currency">
            <text:p>₹4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05" calcext:value-type="currency">
            <text:p>₹105.00</text:p>
          </table:table-cell>
          <table:table-cell office:value-type="float" office:value="21" calcext:value-type="float">
            <text:p>21</text:p>
          </table:table-cell>
          <table:table-cell office:value-type="currency" office:currency="INR" office:value="525" calcext:value-type="currency">
            <text:p>₹5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8/1/2024</text:p>
          </table:table-cell>
          <table:table-cell office:value-type="float" office:value="1548" calcext:value-type="float">
            <text:p>1548</text:p>
          </table:table-cell>
          <table:table-cell office:value-type="currency" office:currency="INR" office:value="25415" calcext:value-type="currency">
            <text:p>₹25,415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60" calcext:value-type="float">
            <text:p>260</text:p>
          </table:table-cell>
          <table:table-cell office:value-type="currency" office:currency="INR" office:value="3380" calcext:value-type="currency">
            <text:p>₹3,380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INR" office:value="2560" calcext:value-type="currency">
            <text:p>₹2,56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34" calcext:value-type="float">
            <text:p>234</text:p>
          </table:table-cell>
          <table:table-cell office:value-type="currency" office:currency="INR" office:value="1638" calcext:value-type="currency">
            <text:p>₹1,638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06" calcext:value-type="currency">
            <text:p>₹506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495" calcext:value-type="currency">
            <text:p>₹495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1450" calcext:value-type="currency">
            <text:p>₹1,45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825" calcext:value-type="currency">
            <text:p>₹825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640" calcext:value-type="currency">
            <text:p>₹640.00</text:p>
          </table:table-cell>
          <table:table-cell office:value-type="float" office:value="68" calcext:value-type="float">
            <text:p>68</text:p>
          </table:table-cell>
          <table:table-cell office:value-type="currency" office:currency="INR" office:value="680" calcext:value-type="currency">
            <text:p>₹68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85" calcext:value-type="currency">
            <text:p>₹38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43" calcext:value-type="float">
            <text:p>43</text:p>
          </table:table-cell>
          <table:table-cell office:value-type="currency" office:currency="INR" office:value="430" calcext:value-type="currency">
            <text:p>₹430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416" calcext:value-type="currency">
            <text:p>₹416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25" calcext:value-type="currency">
            <text:p>₹3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29/1/2024</text:p>
          </table:table-cell>
          <table:table-cell office:value-type="float" office:value="1495" calcext:value-type="float">
            <text:p>1495</text:p>
          </table:table-cell>
          <table:table-cell office:value-type="currency" office:currency="INR" office:value="25795" calcext:value-type="currency">
            <text:p>₹25,795.00</text:p>
          </table:table-cell>
          <table:table-cell office:value-type="float" office:value="139" calcext:value-type="float">
            <text:p>139</text:p>
          </table:table-cell>
          <table:table-cell office:value-type="currency" office:currency="INR" office:value="4170" calcext:value-type="currency">
            <text:p>₹4,170.00</text:p>
          </table:table-cell>
          <table:table-cell office:value-type="float" office:value="249" calcext:value-type="float">
            <text:p>249</text:p>
          </table:table-cell>
          <table:table-cell office:value-type="currency" office:currency="INR" office:value="3237" calcext:value-type="currency">
            <text:p>₹3,237.00</text:p>
          </table:table-cell>
          <table:table-cell office:value-type="float" office:value="279" calcext:value-type="float">
            <text:p>279</text:p>
          </table:table-cell>
          <table:table-cell office:value-type="currency" office:currency="INR" office:value="2790" calcext:value-type="currency">
            <text:p>₹2,79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1340" calcext:value-type="currency">
            <text:p>₹1,34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748" calcext:value-type="currency">
            <text:p>₹748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1280" calcext:value-type="currency">
            <text:p>₹1,28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1950" calcext:value-type="currency">
            <text:p>₹1,95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float" office:value="56" calcext:value-type="float">
            <text:p>56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624" calcext:value-type="currency">
            <text:p>₹624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420" calcext:value-type="currency">
            <text:p>₹42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45" calcext:value-type="currency">
            <text:p>₹4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20" calcext:value-type="currency">
            <text:p>₹42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30/1/2024</text:p>
          </table:table-cell>
          <table:table-cell office:value-type="float" office:value="1553" calcext:value-type="float">
            <text:p>1553</text:p>
          </table:table-cell>
          <table:table-cell office:value-type="currency" office:currency="INR" office:value="26978" calcext:value-type="currency">
            <text:p>₹26,978.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INR" office:value="4200" calcext:value-type="currency">
            <text:p>₹4,200.00</text:p>
          </table:table-cell>
          <table:table-cell office:value-type="float" office:value="222" calcext:value-type="float">
            <text:p>222</text:p>
          </table:table-cell>
          <table:table-cell office:value-type="currency" office:currency="INR" office:value="2886" calcext:value-type="currency">
            <text:p>₹2,886.00</text:p>
          </table:table-cell>
          <table:table-cell office:value-type="float" office:value="286" calcext:value-type="float">
            <text:p>286</text:p>
          </table:table-cell>
          <table:table-cell office:value-type="currency" office:currency="INR" office:value="2860" calcext:value-type="currency">
            <text:p>₹2,860.00</text:p>
          </table:table-cell>
          <table:table-cell office:value-type="float" office:value="44" calcext:value-type="float">
            <text:p>44</text:p>
          </table:table-cell>
          <table:table-cell office:value-type="currency" office:currency="INR" office:value="1760" calcext:value-type="currency">
            <text:p>₹1,7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34" calcext:value-type="float">
            <text:p>234</text:p>
          </table:table-cell>
          <table:table-cell office:value-type="currency" office:currency="INR" office:value="1638" calcext:value-type="currency">
            <text:p>₹1,638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06" calcext:value-type="currency">
            <text:p>₹506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43" calcext:value-type="float">
            <text:p>43</text:p>
          </table:table-cell>
          <table:table-cell office:value-type="currency" office:currency="INR" office:value="1720" calcext:value-type="currency">
            <text:p>₹1,720.00</text:p>
          </table:table-cell>
          <table:table-cell office:value-type="float" office:value="44" calcext:value-type="float">
            <text:p>44</text:p>
          </table:table-cell>
          <table:table-cell office:value-type="currency" office:currency="INR" office:value="2200" calcext:value-type="currency">
            <text:p>₹2,20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825" calcext:value-type="currency">
            <text:p>₹825.00</text:p>
          </table:table-cell>
          <table:table-cell office:value-type="float" office:value="76" calcext:value-type="float">
            <text:p>76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256" calcext:value-type="currency">
            <text:p>₹256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870" calcext:value-type="currency">
            <text:p>₹87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8" calcext:value-type="float">
            <text:p>38</text:p>
          </table:table-cell>
          <table:table-cell office:value-type="currency" office:currency="INR" office:value="380" calcext:value-type="currency">
            <text:p>₹38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429" calcext:value-type="currency">
            <text:p>₹429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8" calcext:value-type="currency">
            <text:p>₹28.0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31/1/2024</text:p>
          </table:table-cell>
          <table:table-cell office:value-type="float" office:value="1606" calcext:value-type="float">
            <text:p>1606</text:p>
          </table:table-cell>
          <table:table-cell office:value-type="currency" office:currency="INR" office:value="27650" calcext:value-type="currency">
            <text:p>₹27,650.00</text:p>
          </table:table-cell>
          <table:table-cell office:value-type="float" office:value="154" calcext:value-type="float">
            <text:p>154</text:p>
          </table:table-cell>
          <table:table-cell office:value-type="currency" office:currency="INR" office:value="4620" calcext:value-type="currency">
            <text:p>₹4,620.00</text:p>
          </table:table-cell>
          <table:table-cell office:value-type="float" office:value="245" calcext:value-type="float">
            <text:p>245</text:p>
          </table:table-cell>
          <table:table-cell office:value-type="currency" office:currency="INR" office:value="3185" calcext:value-type="currency">
            <text:p>₹3,185.00</text:p>
          </table:table-cell>
          <table:table-cell office:value-type="float" office:value="257" calcext:value-type="float">
            <text:p>257</text:p>
          </table:table-cell>
          <table:table-cell office:value-type="currency" office:currency="INR" office:value="2570" calcext:value-type="currency">
            <text:p>₹2,57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230" calcext:value-type="float">
            <text:p>230</text:p>
          </table:table-cell>
          <table:table-cell office:value-type="currency" office:currency="INR" office:value="1610" calcext:value-type="currency">
            <text:p>₹1,61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748" calcext:value-type="currency">
            <text:p>₹748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1650" calcext:value-type="currency">
            <text:p>₹1,6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624" calcext:value-type="currency">
            <text:p>₹624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48" calcext:value-type="float">
            <text:p>48</text:p>
          </table:table-cell>
          <table:table-cell office:value-type="currency" office:currency="INR" office:value="480" calcext:value-type="currency">
            <text:p>₹480.00</text:p>
          </table:table-cell>
          <table:table-cell office:value-type="float" office:value="31" calcext:value-type="float">
            <text:p>31</text:p>
          </table:table-cell>
          <table:table-cell office:value-type="currency" office:currency="INR" office:value="403" calcext:value-type="currency">
            <text:p>₹403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255" calcext:value-type="currency">
            <text:p>₹255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800" calcext:value-type="currency">
            <text:p>₹800.00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25" calcext:value-type="currency">
            <text:p>₹2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01" calcext:value-type="date">
            <text:p>01/03/24</text:p>
          </table:table-cell>
          <table:table-cell office:value-type="float" office:value="1579" calcext:value-type="float">
            <text:p>1579</text:p>
          </table:table-cell>
          <table:table-cell office:value-type="currency" office:currency="INR" office:value="26475" calcext:value-type="currency">
            <text:p>₹26,475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33" calcext:value-type="float">
            <text:p>233</text:p>
          </table:table-cell>
          <table:table-cell office:value-type="currency" office:currency="INR" office:value="3029" calcext:value-type="currency">
            <text:p>₹3,029.00</text:p>
          </table:table-cell>
          <table:table-cell office:value-type="float" office:value="300" calcext:value-type="float">
            <text:p>300</text:p>
          </table:table-cell>
          <table:table-cell office:value-type="currency" office:currency="INR" office:value="3000" calcext:value-type="currency">
            <text:p>₹3,0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1470" calcext:value-type="currency">
            <text:p>₹1,47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750" calcext:value-type="currency">
            <text:p>₹1,7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95" calcext:value-type="float">
            <text:p>95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73" calcext:value-type="float">
            <text:p>73</text:p>
          </table:table-cell>
          <table:table-cell office:value-type="currency" office:currency="INR" office:value="730" calcext:value-type="currency">
            <text:p>₹73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02" calcext:value-type="date">
            <text:p>02/03/24</text:p>
          </table:table-cell>
          <table:table-cell office:value-type="float" office:value="1548" calcext:value-type="float">
            <text:p>1548</text:p>
          </table:table-cell>
          <table:table-cell office:value-type="currency" office:currency="INR" office:value="26456" calcext:value-type="currency">
            <text:p>₹26,456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2600" calcext:value-type="currency">
            <text:p>₹2,600.00</text:p>
          </table:table-cell>
          <table:table-cell office:value-type="float" office:value="300" calcext:value-type="float">
            <text:p>300</text:p>
          </table:table-cell>
          <table:table-cell office:value-type="currency" office:currency="INR" office:value="3000" calcext:value-type="currency">
            <text:p>₹3,0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195" calcext:value-type="float">
            <text:p>195</text:p>
          </table:table-cell>
          <table:table-cell office:value-type="currency" office:currency="INR" office:value="1365" calcext:value-type="currency">
            <text:p>₹1,365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2000" calcext:value-type="currency">
            <text:p>₹2,00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1750" calcext:value-type="currency">
            <text:p>₹1,750.00</text:p>
          </table:table-cell>
          <table:table-cell office:value-type="float" office:value="57" calcext:value-type="float">
            <text:p>57</text:p>
          </table:table-cell>
          <table:table-cell office:value-type="currency" office:currency="INR" office:value="570" calcext:value-type="currency">
            <text:p>₹570.00</text:p>
          </table:table-cell>
          <table:table-cell office:value-type="float" office:value="95" calcext:value-type="float">
            <text:p>95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69" calcext:value-type="float">
            <text:p>69</text:p>
          </table:table-cell>
          <table:table-cell office:value-type="currency" office:currency="INR" office:value="690" calcext:value-type="currency">
            <text:p>₹69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50" calcext:value-type="currency">
            <text:p>₹2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03" calcext:value-type="date">
            <text:p>03/03/24</text:p>
          </table:table-cell>
          <table:table-cell office:value-type="float" office:value="1431" calcext:value-type="float">
            <text:p>1431</text:p>
          </table:table-cell>
          <table:table-cell office:value-type="currency" office:currency="INR" office:value="25123" calcext:value-type="currency">
            <text:p>₹25,123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33" calcext:value-type="float">
            <text:p>233</text:p>
          </table:table-cell>
          <table:table-cell office:value-type="currency" office:currency="INR" office:value="3029" calcext:value-type="currency">
            <text:p>₹3,029.00</text:p>
          </table:table-cell>
          <table:table-cell office:value-type="float" office:value="239" calcext:value-type="float">
            <text:p>239</text:p>
          </table:table-cell>
          <table:table-cell office:value-type="currency" office:currency="INR" office:value="2390" calcext:value-type="currency">
            <text:p>₹2,39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76" calcext:value-type="float">
            <text:p>76</text:p>
          </table:table-cell>
          <table:table-cell office:value-type="currency" office:currency="INR" office:value="1520" calcext:value-type="currency">
            <text:p>₹1,52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990" calcext:value-type="currency">
            <text:p>₹99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8" calcext:value-type="float">
            <text:p>28</text:p>
          </table:table-cell>
          <table:table-cell office:value-type="currency" office:currency="INR" office:value="1120" calcext:value-type="currency">
            <text:p>₹1,12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1850" calcext:value-type="currency">
            <text:p>₹1,85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55" calcext:value-type="float">
            <text:p>55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624" calcext:value-type="currency">
            <text:p>₹624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630" calcext:value-type="currency">
            <text:p>₹63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84" calcext:value-type="currency">
            <text:p>₹84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04" calcext:value-type="date">
            <text:p>04/03/24</text:p>
          </table:table-cell>
          <table:table-cell office:value-type="float" office:value="1457" calcext:value-type="float">
            <text:p>1457</text:p>
          </table:table-cell>
          <table:table-cell office:value-type="currency" office:currency="INR" office:value="24942" calcext:value-type="currency">
            <text:p>₹24,942.00</text:p>
          </table:table-cell>
          <table:table-cell office:value-type="float" office:value="145" calcext:value-type="float">
            <text:p>145</text:p>
          </table:table-cell>
          <table:table-cell office:value-type="currency" office:currency="INR" office:value="4350" calcext:value-type="currency">
            <text:p>₹4,35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2600" calcext:value-type="currency">
            <text:p>₹2,600.00</text:p>
          </table:table-cell>
          <table:table-cell office:value-type="float" office:value="230" calcext:value-type="float">
            <text:p>230</text:p>
          </table:table-cell>
          <table:table-cell office:value-type="currency" office:currency="INR" office:value="2300" calcext:value-type="currency">
            <text:p>₹2,30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1320" calcext:value-type="currency">
            <text:p>₹1,320.00</text:p>
          </table:table-cell>
          <table:table-cell office:value-type="float" office:value="59" calcext:value-type="float">
            <text:p>59</text:p>
          </table:table-cell>
          <table:table-cell office:value-type="currency" office:currency="INR" office:value="1180" calcext:value-type="currency">
            <text:p>₹1,180.00</text:p>
          </table:table-cell>
          <table:table-cell office:value-type="float" office:value="189" calcext:value-type="float">
            <text:p>189</text:p>
          </table:table-cell>
          <table:table-cell office:value-type="currency" office:currency="INR" office:value="1323" calcext:value-type="currency">
            <text:p>₹1,323.00</text:p>
          </table:table-cell>
          <table:table-cell office:value-type="float" office:value="47" calcext:value-type="float">
            <text:p>47</text:p>
          </table:table-cell>
          <table:table-cell office:value-type="currency" office:currency="INR" office:value="1034" calcext:value-type="currency">
            <text:p>₹1,034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27" calcext:value-type="float">
            <text:p>27</text:p>
          </table:table-cell>
          <table:table-cell office:value-type="currency" office:currency="INR" office:value="1350" calcext:value-type="currency">
            <text:p>₹1,35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95" calcext:value-type="float">
            <text:p>95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60" calcext:value-type="float">
            <text:p>60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90" calcext:value-type="currency">
            <text:p>₹49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375" calcext:value-type="currency">
            <text:p>₹37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49" calcext:value-type="float">
            <text:p>49</text:p>
          </table:table-cell>
          <table:table-cell office:value-type="currency" office:currency="INR" office:value="637" calcext:value-type="currency">
            <text:p>₹637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68" calcext:value-type="currency">
            <text:p>₹168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05" calcext:value-type="date">
            <text:p>05/03/24</text:p>
          </table:table-cell>
          <table:table-cell office:value-type="float" office:value="1395" calcext:value-type="float">
            <text:p>1395</text:p>
          </table:table-cell>
          <table:table-cell office:value-type="currency" office:currency="INR" office:value="24642" calcext:value-type="currency">
            <text:p>₹24,642.00</text:p>
          </table:table-cell>
          <table:table-cell office:value-type="float" office:value="147" calcext:value-type="float">
            <text:p>147</text:p>
          </table:table-cell>
          <table:table-cell office:value-type="currency" office:currency="INR" office:value="4410" calcext:value-type="currency">
            <text:p>₹4,410.00</text:p>
          </table:table-cell>
          <table:table-cell office:value-type="float" office:value="206" calcext:value-type="float">
            <text:p>206</text:p>
          </table:table-cell>
          <table:table-cell office:value-type="currency" office:currency="INR" office:value="2678" calcext:value-type="currency">
            <text:p>₹2,678.00</text:p>
          </table:table-cell>
          <table:table-cell office:value-type="float" office:value="218" calcext:value-type="float">
            <text:p>218</text:p>
          </table:table-cell>
          <table:table-cell office:value-type="currency" office:currency="INR" office:value="2180" calcext:value-type="currency">
            <text:p>₹2,18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198" calcext:value-type="float">
            <text:p>198</text:p>
          </table:table-cell>
          <table:table-cell office:value-type="currency" office:currency="INR" office:value="1386" calcext:value-type="currency">
            <text:p>₹1,386.00</text:p>
          </table:table-cell>
          <table:table-cell office:value-type="float" office:value="43" calcext:value-type="float">
            <text:p>43</text:p>
          </table:table-cell>
          <table:table-cell office:value-type="currency" office:currency="INR" office:value="946" calcext:value-type="currency">
            <text:p>₹946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2250" calcext:value-type="currency">
            <text:p>₹2,2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68" calcext:value-type="float">
            <text:p>68</text:p>
          </table:table-cell>
          <table:table-cell office:value-type="currency" office:currency="INR" office:value="680" calcext:value-type="currency">
            <text:p>₹68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192" calcext:value-type="currency">
            <text:p>₹192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525" calcext:value-type="currency">
            <text:p>₹52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455" calcext:value-type="currency">
            <text:p>₹45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255" calcext:value-type="currency">
            <text:p>₹255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40" calcext:value-type="currency">
            <text:p>₹14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06" calcext:value-type="date">
            <text:p>06/03/24</text:p>
          </table:table-cell>
          <table:table-cell office:value-type="float" office:value="1413" calcext:value-type="float">
            <text:p>1413</text:p>
          </table:table-cell>
          <table:table-cell office:value-type="currency" office:currency="INR" office:value="25376" calcext:value-type="currency">
            <text:p>₹25,376.00</text:p>
          </table:table-cell>
          <table:table-cell office:value-type="float" office:value="145" calcext:value-type="float">
            <text:p>145</text:p>
          </table:table-cell>
          <table:table-cell office:value-type="currency" office:currency="INR" office:value="4350" calcext:value-type="currency">
            <text:p>₹4,350.00</text:p>
          </table:table-cell>
          <table:table-cell office:value-type="float" office:value="230" calcext:value-type="float">
            <text:p>230</text:p>
          </table:table-cell>
          <table:table-cell office:value-type="currency" office:currency="INR" office:value="2990" calcext:value-type="currency">
            <text:p>₹2,990.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INR" office:value="2000" calcext:value-type="currency">
            <text:p>₹2,000.00</text:p>
          </table:table-cell>
          <table:table-cell office:value-type="float" office:value="38" calcext:value-type="float">
            <text:p>38</text:p>
          </table:table-cell>
          <table:table-cell office:value-type="currency" office:currency="INR" office:value="1520" calcext:value-type="currency">
            <text:p>₹1,52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198" calcext:value-type="float">
            <text:p>198</text:p>
          </table:table-cell>
          <table:table-cell office:value-type="currency" office:currency="INR" office:value="1386" calcext:value-type="currency">
            <text:p>₹1,386.00</text:p>
          </table:table-cell>
          <table:table-cell office:value-type="float" office:value="47" calcext:value-type="float">
            <text:p>47</text:p>
          </table:table-cell>
          <table:table-cell office:value-type="currency" office:currency="INR" office:value="1034" calcext:value-type="currency">
            <text:p>₹1,034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1320" calcext:value-type="currency">
            <text:p>₹1,320.00</text:p>
          </table:table-cell>
          <table:table-cell office:value-type="float" office:value="37" calcext:value-type="float">
            <text:p>37</text:p>
          </table:table-cell>
          <table:table-cell office:value-type="currency" office:currency="INR" office:value="1850" calcext:value-type="currency">
            <text:p>₹1,85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float" office:value="56" calcext:value-type="float">
            <text:p>56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70" calcext:value-type="float">
            <text:p>70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65" calcext:value-type="float">
            <text:p>65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525" calcext:value-type="currency">
            <text:p>₹5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75" calcext:value-type="currency">
            <text:p>₹175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390" calcext:value-type="currency">
            <text:p>₹39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60" calcext:value-type="currency">
            <text:p>₹36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135" calcext:value-type="currency">
            <text:p>₹135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96" calcext:value-type="currency">
            <text:p>₹196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07" calcext:value-type="date">
            <text:p>07/03/24</text:p>
          </table:table-cell>
          <table:table-cell office:value-type="float" office:value="1522" calcext:value-type="float">
            <text:p>1522</text:p>
          </table:table-cell>
          <table:table-cell office:value-type="currency" office:currency="INR" office:value="25871" calcext:value-type="currency">
            <text:p>₹25,871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33" calcext:value-type="float">
            <text:p>233</text:p>
          </table:table-cell>
          <table:table-cell office:value-type="currency" office:currency="INR" office:value="3029" calcext:value-type="currency">
            <text:p>₹3,029.00</text:p>
          </table:table-cell>
          <table:table-cell office:value-type="float" office:value="300" calcext:value-type="float">
            <text:p>300</text:p>
          </table:table-cell>
          <table:table-cell office:value-type="currency" office:currency="INR" office:value="3000" calcext:value-type="currency">
            <text:p>₹3,0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1470" calcext:value-type="currency">
            <text:p>₹1,47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1450" calcext:value-type="currency">
            <text:p>₹1,4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256" calcext:value-type="currency">
            <text:p>₹256.00</text:p>
          </table:table-cell>
          <table:table-cell office:value-type="float" office:value="73" calcext:value-type="float">
            <text:p>73</text:p>
          </table:table-cell>
          <table:table-cell office:value-type="currency" office:currency="INR" office:value="730" calcext:value-type="currency">
            <text:p>₹73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55" calcext:value-type="float">
            <text:p>55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08" calcext:value-type="date">
            <text:p>08/03/24</text:p>
          </table:table-cell>
          <table:table-cell office:value-type="float" office:value="1469" calcext:value-type="float">
            <text:p>1469</text:p>
          </table:table-cell>
          <table:table-cell office:value-type="currency" office:currency="INR" office:value="25964" calcext:value-type="currency">
            <text:p>₹25,964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18" calcext:value-type="float">
            <text:p>218</text:p>
          </table:table-cell>
          <table:table-cell office:value-type="currency" office:currency="INR" office:value="2834" calcext:value-type="currency">
            <text:p>₹2,834.00</text:p>
          </table:table-cell>
          <table:table-cell office:value-type="float" office:value="230" calcext:value-type="float">
            <text:p>230</text:p>
          </table:table-cell>
          <table:table-cell office:value-type="currency" office:currency="INR" office:value="2300" calcext:value-type="currency">
            <text:p>₹2,30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360" calcext:value-type="currency">
            <text:p>₹1,36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900" calcext:value-type="currency">
            <text:p>₹900.00</text:p>
          </table:table-cell>
          <table:table-cell office:value-type="float" office:value="145" calcext:value-type="float">
            <text:p>145</text:p>
          </table:table-cell>
          <table:table-cell office:value-type="currency" office:currency="INR" office:value="1015" calcext:value-type="currency">
            <text:p>₹1,015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990" calcext:value-type="currency">
            <text:p>₹99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720" calcext:value-type="currency">
            <text:p>₹720.00</text:p>
          </table:table-cell>
          <table:table-cell office:value-type="float" office:value="43" calcext:value-type="float">
            <text:p>43</text:p>
          </table:table-cell>
          <table:table-cell office:value-type="currency" office:currency="INR" office:value="2150" calcext:value-type="currency">
            <text:p>₹2,15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125" calcext:value-type="currency">
            <text:p>₹1,125.00</text:p>
          </table:table-cell>
          <table:table-cell office:value-type="float" office:value="65" calcext:value-type="float">
            <text:p>65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95" calcext:value-type="float">
            <text:p>95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87" calcext:value-type="float">
            <text:p>87</text:p>
          </table:table-cell>
          <table:table-cell office:value-type="currency" office:currency="INR" office:value="870" calcext:value-type="currency">
            <text:p>₹87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595" calcext:value-type="currency">
            <text:p>₹595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600" calcext:value-type="currency">
            <text:p>₹60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340" calcext:value-type="currency">
            <text:p>₹340.00</text:p>
          </table:table-cell>
          <table:table-cell office:value-type="float" office:value="55" calcext:value-type="float">
            <text:p>55</text:p>
          </table:table-cell>
          <table:table-cell office:value-type="currency" office:currency="INR" office:value="715" calcext:value-type="currency">
            <text:p>₹71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690" calcext:value-type="currency">
            <text:p>₹69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575" calcext:value-type="currency">
            <text:p>₹57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40" calcext:value-type="currency">
            <text:p>₹14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09" calcext:value-type="date">
            <text:p>09/03/24</text:p>
          </table:table-cell>
          <table:table-cell office:value-type="float" office:value="1579" calcext:value-type="float">
            <text:p>1579</text:p>
          </table:table-cell>
          <table:table-cell office:value-type="currency" office:currency="INR" office:value="26475" calcext:value-type="currency">
            <text:p>₹26,475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33" calcext:value-type="float">
            <text:p>233</text:p>
          </table:table-cell>
          <table:table-cell office:value-type="currency" office:currency="INR" office:value="3029" calcext:value-type="currency">
            <text:p>₹3,029.00</text:p>
          </table:table-cell>
          <table:table-cell office:value-type="float" office:value="300" calcext:value-type="float">
            <text:p>300</text:p>
          </table:table-cell>
          <table:table-cell office:value-type="currency" office:currency="INR" office:value="3000" calcext:value-type="currency">
            <text:p>₹3,0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1470" calcext:value-type="currency">
            <text:p>₹1,47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750" calcext:value-type="currency">
            <text:p>₹1,7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95" calcext:value-type="float">
            <text:p>95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73" calcext:value-type="float">
            <text:p>73</text:p>
          </table:table-cell>
          <table:table-cell office:value-type="currency" office:currency="INR" office:value="730" calcext:value-type="currency">
            <text:p>₹73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10" calcext:value-type="date">
            <text:p>10/03/24</text:p>
          </table:table-cell>
          <table:table-cell office:value-type="float" office:value="1575" calcext:value-type="float">
            <text:p>1575</text:p>
          </table:table-cell>
          <table:table-cell office:value-type="currency" office:currency="INR" office:value="27852" calcext:value-type="currency">
            <text:p>₹27,852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45" calcext:value-type="float">
            <text:p>245</text:p>
          </table:table-cell>
          <table:table-cell office:value-type="currency" office:currency="INR" office:value="3185" calcext:value-type="currency">
            <text:p>₹3,185.00</text:p>
          </table:table-cell>
          <table:table-cell office:value-type="float" office:value="245" calcext:value-type="float">
            <text:p>245</text:p>
          </table:table-cell>
          <table:table-cell office:value-type="currency" office:currency="INR" office:value="2450" calcext:value-type="currency">
            <text:p>₹2,45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1800" calcext:value-type="currency">
            <text:p>₹1,800.00</text:p>
          </table:table-cell>
          <table:table-cell office:value-type="float" office:value="76" calcext:value-type="float">
            <text:p>76</text:p>
          </table:table-cell>
          <table:table-cell office:value-type="currency" office:currency="INR" office:value="1520" calcext:value-type="currency">
            <text:p>₹1,520.00</text:p>
          </table:table-cell>
          <table:table-cell office:value-type="float" office:value="189" calcext:value-type="float">
            <text:p>189</text:p>
          </table:table-cell>
          <table:table-cell office:value-type="currency" office:currency="INR" office:value="1323" calcext:value-type="currency">
            <text:p>₹1,323.00</text:p>
          </table:table-cell>
          <table:table-cell office:value-type="float" office:value="54" calcext:value-type="float">
            <text:p>54</text:p>
          </table:table-cell>
          <table:table-cell office:value-type="currency" office:currency="INR" office:value="1188" calcext:value-type="currency">
            <text:p>₹1,188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1160" calcext:value-type="currency">
            <text:p>₹1,160.00</text:p>
          </table:table-cell>
          <table:table-cell office:value-type="float" office:value="41" calcext:value-type="float">
            <text:p>41</text:p>
          </table:table-cell>
          <table:table-cell office:value-type="currency" office:currency="INR" office:value="2050" calcext:value-type="currency">
            <text:p>₹2,05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95" calcext:value-type="float">
            <text:p>95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375" calcext:value-type="currency">
            <text:p>₹37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585" calcext:value-type="currency">
            <text:p>₹58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25" calcext:value-type="currency">
            <text:p>₹325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96" calcext:value-type="currency">
            <text:p>₹196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11" calcext:value-type="date">
            <text:p>11/03/24</text:p>
          </table:table-cell>
          <table:table-cell office:value-type="float" office:value="1587" calcext:value-type="float">
            <text:p>1587</text:p>
          </table:table-cell>
          <table:table-cell office:value-type="currency" office:currency="INR" office:value="27015" calcext:value-type="currency">
            <text:p>₹27,015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33" calcext:value-type="float">
            <text:p>233</text:p>
          </table:table-cell>
          <table:table-cell office:value-type="currency" office:currency="INR" office:value="3029" calcext:value-type="currency">
            <text:p>₹3,029.00</text:p>
          </table:table-cell>
          <table:table-cell office:value-type="float" office:value="300" calcext:value-type="float">
            <text:p>300</text:p>
          </table:table-cell>
          <table:table-cell office:value-type="currency" office:currency="INR" office:value="3000" calcext:value-type="currency">
            <text:p>₹3,00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1470" calcext:value-type="currency">
            <text:p>₹1,470.00</text:p>
          </table:table-cell>
          <table:table-cell office:value-type="float" office:value="40" calcext:value-type="float">
            <text:p>40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19" calcext:value-type="float">
            <text:p>19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42" calcext:value-type="float">
            <text:p>42</text:p>
          </table:table-cell>
          <table:table-cell office:value-type="currency" office:currency="INR" office:value="2100" calcext:value-type="currency">
            <text:p>₹2,10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500" calcext:value-type="currency">
            <text:p>₹500.00</text:p>
          </table:table-cell>
          <table:table-cell office:value-type="float" office:value="95" calcext:value-type="float">
            <text:p>95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73" calcext:value-type="float">
            <text:p>73</text:p>
          </table:table-cell>
          <table:table-cell office:value-type="currency" office:currency="INR" office:value="730" calcext:value-type="currency">
            <text:p>₹73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25" calcext:value-type="currency">
            <text:p>₹225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330" calcext:value-type="currency">
            <text:p>₹33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286" calcext:value-type="currency">
            <text:p>₹286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510" calcext:value-type="currency">
            <text:p>₹51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12" calcext:value-type="date">
            <text:p>12/03/24</text:p>
          </table:table-cell>
          <table:table-cell office:value-type="float" office:value="1560" calcext:value-type="float">
            <text:p>1560</text:p>
          </table:table-cell>
          <table:table-cell office:value-type="currency" office:currency="INR" office:value="27721" calcext:value-type="currency">
            <text:p>₹27,721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54" calcext:value-type="float">
            <text:p>254</text:p>
          </table:table-cell>
          <table:table-cell office:value-type="currency" office:currency="INR" office:value="3302" calcext:value-type="currency">
            <text:p>₹3,302.00</text:p>
          </table:table-cell>
          <table:table-cell office:value-type="float" office:value="220" calcext:value-type="float">
            <text:p>220</text:p>
          </table:table-cell>
          <table:table-cell office:value-type="currency" office:currency="INR" office:value="2200" calcext:value-type="currency">
            <text:p>₹2,200.00</text:p>
          </table:table-cell>
          <table:table-cell office:value-type="float" office:value="35" calcext:value-type="float">
            <text:p>35</text:p>
          </table:table-cell>
          <table:table-cell office:value-type="currency" office:currency="INR" office:value="1400" calcext:value-type="currency">
            <text:p>₹1,400.00</text:p>
          </table:table-cell>
          <table:table-cell office:value-type="float" office:value="80" calcext:value-type="float">
            <text:p>80</text:p>
          </table:table-cell>
          <table:table-cell office:value-type="currency" office:currency="INR" office:value="1600" calcext:value-type="currency">
            <text:p>₹1,600.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INR" office:value="1470" calcext:value-type="currency">
            <text:p>₹1,470.00</text:p>
          </table:table-cell>
          <table:table-cell office:value-type="float" office:value="50" calcext:value-type="float">
            <text:p>50</text:p>
          </table:table-cell>
          <table:table-cell office:value-type="currency" office:currency="INR" office:value="1100" calcext:value-type="currency">
            <text:p>₹1,10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1280" calcext:value-type="currency">
            <text:p>₹1,280.00</text:p>
          </table:table-cell>
          <table:table-cell office:value-type="float" office:value="43" calcext:value-type="float">
            <text:p>43</text:p>
          </table:table-cell>
          <table:table-cell office:value-type="currency" office:currency="INR" office:value="2150" calcext:value-type="currency">
            <text:p>₹2,15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43" calcext:value-type="float">
            <text:p>43</text:p>
          </table:table-cell>
          <table:table-cell office:value-type="currency" office:currency="INR" office:value="430" calcext:value-type="currency">
            <text:p>₹430.00</text:p>
          </table:table-cell>
          <table:table-cell office:value-type="float" office:value="95" calcext:value-type="float">
            <text:p>95</text:p>
          </table:table-cell>
          <table:table-cell office:value-type="currency" office:currency="INR" office:value="760" calcext:value-type="currency">
            <text:p>₹760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750" calcext:value-type="currency">
            <text:p>₹75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350" calcext:value-type="currency">
            <text:p>₹35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33" calcext:value-type="float">
            <text:p>33</text:p>
          </table:table-cell>
          <table:table-cell office:value-type="currency" office:currency="INR" office:value="429" calcext:value-type="currency">
            <text:p>₹429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690" calcext:value-type="currency">
            <text:p>₹69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21" calcext:value-type="float">
            <text:p>21</text:p>
          </table:table-cell>
          <table:table-cell office:value-type="currency" office:currency="INR" office:value="525" calcext:value-type="currency">
            <text:p>₹525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280" calcext:value-type="currency">
            <text:p>₹28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13" calcext:value-type="date">
            <text:p>13/03/24</text:p>
          </table:table-cell>
          <table:table-cell office:value-type="float" office:value="1412" calcext:value-type="float">
            <text:p>1412</text:p>
          </table:table-cell>
          <table:table-cell office:value-type="currency" office:currency="INR" office:value="24629" calcext:value-type="currency">
            <text:p>₹24,629.00</text:p>
          </table:table-cell>
          <table:table-cell office:value-type="float" office:value="145" calcext:value-type="float">
            <text:p>145</text:p>
          </table:table-cell>
          <table:table-cell office:value-type="currency" office:currency="INR" office:value="4350" calcext:value-type="currency">
            <text:p>₹4,350.00</text:p>
          </table:table-cell>
          <table:table-cell office:value-type="float" office:value="213" calcext:value-type="float">
            <text:p>213</text:p>
          </table:table-cell>
          <table:table-cell office:value-type="currency" office:currency="INR" office:value="2769" calcext:value-type="currency">
            <text:p>₹2,769.00</text:p>
          </table:table-cell>
          <table:table-cell office:value-type="float" office:value="194" calcext:value-type="float">
            <text:p>194</text:p>
          </table:table-cell>
          <table:table-cell office:value-type="currency" office:currency="INR" office:value="1940" calcext:value-type="currency">
            <text:p>₹1,94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76" calcext:value-type="float">
            <text:p>76</text:p>
          </table:table-cell>
          <table:table-cell office:value-type="currency" office:currency="INR" office:value="1520" calcext:value-type="currency">
            <text:p>₹1,520.00</text:p>
          </table:table-cell>
          <table:table-cell office:value-type="float" office:value="189" calcext:value-type="float">
            <text:p>189</text:p>
          </table:table-cell>
          <table:table-cell office:value-type="currency" office:currency="INR" office:value="1323" calcext:value-type="currency">
            <text:p>₹1,323.00</text:p>
          </table:table-cell>
          <table:table-cell office:value-type="float" office:value="47" calcext:value-type="float">
            <text:p>47</text:p>
          </table:table-cell>
          <table:table-cell office:value-type="currency" office:currency="INR" office:value="1034" calcext:value-type="currency">
            <text:p>₹1,034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05" calcext:value-type="currency">
            <text:p>₹405.00</text:p>
          </table:table-cell>
          <table:table-cell office:value-type="float" office:value="22" calcext:value-type="float">
            <text:p>22</text:p>
          </table:table-cell>
          <table:table-cell office:value-type="currency" office:currency="INR" office:value="880" calcext:value-type="currency">
            <text:p>₹880.00</text:p>
          </table:table-cell>
          <table:table-cell office:value-type="float" office:value="39" calcext:value-type="float">
            <text:p>39</text:p>
          </table:table-cell>
          <table:table-cell office:value-type="currency" office:currency="INR" office:value="1950" calcext:value-type="currency">
            <text:p>₹1,95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850" calcext:value-type="currency">
            <text:p>₹850.00</text:p>
          </table:table-cell>
          <table:table-cell office:value-type="float" office:value="65" calcext:value-type="float">
            <text:p>65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69" calcext:value-type="float">
            <text:p>69</text:p>
          </table:table-cell>
          <table:table-cell office:value-type="currency" office:currency="INR" office:value="552" calcext:value-type="currency">
            <text:p>₹552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525" calcext:value-type="currency">
            <text:p>₹525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16" calcext:value-type="float">
            <text:p>16</text:p>
          </table:table-cell>
          <table:table-cell office:value-type="currency" office:currency="INR" office:value="400" calcext:value-type="currency">
            <text:p>₹40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55" calcext:value-type="float">
            <text:p>55</text:p>
          </table:table-cell>
          <table:table-cell office:value-type="currency" office:currency="INR" office:value="550" calcext:value-type="currency">
            <text:p>₹55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442" calcext:value-type="currency">
            <text:p>₹442.00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18" calcext:value-type="float">
            <text:p>18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24" calcext:value-type="currency">
            <text:p>₹224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14" calcext:value-type="date">
            <text:p>14/03/24</text:p>
          </table:table-cell>
          <table:table-cell office:value-type="float" office:value="1365" calcext:value-type="float">
            <text:p>1365</text:p>
          </table:table-cell>
          <table:table-cell office:value-type="currency" office:currency="INR" office:value="24543" calcext:value-type="currency">
            <text:p>₹24,543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24" calcext:value-type="float">
            <text:p>224</text:p>
          </table:table-cell>
          <table:table-cell office:value-type="currency" office:currency="INR" office:value="2912" calcext:value-type="currency">
            <text:p>₹2,912.00</text:p>
          </table:table-cell>
          <table:table-cell office:value-type="float" office:value="189" calcext:value-type="float">
            <text:p>189</text:p>
          </table:table-cell>
          <table:table-cell office:value-type="currency" office:currency="INR" office:value="1890" calcext:value-type="currency">
            <text:p>₹1,89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179" calcext:value-type="float">
            <text:p>179</text:p>
          </table:table-cell>
          <table:table-cell office:value-type="currency" office:currency="INR" office:value="1253" calcext:value-type="currency">
            <text:p>₹1,253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990" calcext:value-type="currency">
            <text:p>₹99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80" calcext:value-type="currency">
            <text:p>₹180.00</text:p>
          </table:table-cell>
          <table:table-cell office:value-type="float" office:value="24" calcext:value-type="float">
            <text:p>24</text:p>
          </table:table-cell>
          <table:table-cell office:value-type="currency" office:currency="INR" office:value="960" calcext:value-type="currency">
            <text:p>₹960.00</text:p>
          </table:table-cell>
          <table:table-cell office:value-type="float" office:value="29" calcext:value-type="float">
            <text:p>29</text:p>
          </table:table-cell>
          <table:table-cell office:value-type="currency" office:currency="INR" office:value="1450" calcext:value-type="currency">
            <text:p>₹1,450.00</text:p>
          </table:table-cell>
          <table:table-cell office:value-type="float" office:value="26" calcext:value-type="float">
            <text:p>26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56" calcext:value-type="float">
            <text:p>56</text:p>
          </table:table-cell>
          <table:table-cell office:value-type="currency" office:currency="INR" office:value="560" calcext:value-type="currency">
            <text:p>₹56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272" calcext:value-type="currency">
            <text:p>₹272.00</text:p>
          </table:table-cell>
          <table:table-cell office:value-type="float" office:value="67" calcext:value-type="float">
            <text:p>67</text:p>
          </table:table-cell>
          <table:table-cell office:value-type="currency" office:currency="INR" office:value="670" calcext:value-type="currency">
            <text:p>₹67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INR" office:value="595" calcext:value-type="currency">
            <text:p>₹59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700" calcext:value-type="currency">
            <text:p>₹700.00</text:p>
          </table:table-cell>
          <table:table-cell office:value-type="float" office:value="11" calcext:value-type="float">
            <text:p>11</text:p>
          </table:table-cell>
          <table:table-cell office:value-type="currency" office:currency="INR" office:value="275" calcext:value-type="currency">
            <text:p>₹275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375" calcext:value-type="currency">
            <text:p>₹375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20" calcext:value-type="currency">
            <text:p>₹12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340" calcext:value-type="currency">
            <text:p>₹340.00</text:p>
          </table:table-cell>
          <table:table-cell office:value-type="float" office:value="32" calcext:value-type="float">
            <text:p>32</text:p>
          </table:table-cell>
          <table:table-cell office:value-type="currency" office:currency="INR" office:value="416" calcext:value-type="currency">
            <text:p>₹416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420" calcext:value-type="currency">
            <text:p>₹420.00</text:p>
          </table:table-cell>
          <table:table-cell office:value-type="float" office:value="10" calcext:value-type="float">
            <text:p>10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25" calcext:value-type="float">
            <text:p>25</text:p>
          </table:table-cell>
          <table:table-cell office:value-type="currency" office:currency="INR" office:value="375" calcext:value-type="currency">
            <text:p>₹375.00</text:p>
          </table:table-cell>
          <table:table-cell office:value-type="float" office:value="21" calcext:value-type="float">
            <text:p>21</text:p>
          </table:table-cell>
          <table:table-cell office:value-type="currency" office:currency="INR" office:value="525" calcext:value-type="currency">
            <text:p>₹525.00</text:p>
          </table:table-cell>
          <table:table-cell office:value-type="float" office:value="7" calcext:value-type="float">
            <text:p>7</text:p>
          </table:table-cell>
          <table:table-cell office:value-type="currency" office:currency="INR" office:value="175" calcext:value-type="currency">
            <text:p>₹17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25" calcext:value-type="currency">
            <text:p>₹125.00</text:p>
          </table:table-cell>
          <table:table-cell office:value-type="float" office:value="5" calcext:value-type="float">
            <text:p>5</text:p>
          </table:table-cell>
          <table:table-cell office:value-type="currency" office:currency="INR" office:value="140" calcext:value-type="currency">
            <text:p>₹140.00</text:p>
          </table:table-cell>
          <table:table-cell table:number-columns-repeated="16321"/>
        </table:table-row>
        <table:table-row table:style-name="ro1">
          <table:table-cell table:style-name="ce5" office:value-type="date" office:date-value="2024-03-15" calcext:value-type="date">
            <text:p>15/03/24</text:p>
          </table:table-cell>
          <table:table-cell office:value-type="float" office:value="1430" calcext:value-type="float">
            <text:p>1430</text:p>
          </table:table-cell>
          <table:table-cell office:value-type="currency" office:currency="INR" office:value="25590" calcext:value-type="currency">
            <text:p>₹25,590.00</text:p>
          </table:table-cell>
          <table:table-cell office:value-type="float" office:value="155" calcext:value-type="float">
            <text:p>155</text:p>
          </table:table-cell>
          <table:table-cell office:value-type="currency" office:currency="INR" office:value="4650" calcext:value-type="currency">
            <text:p>₹4,650.00</text:p>
          </table:table-cell>
          <table:table-cell office:value-type="float" office:value="212" calcext:value-type="float">
            <text:p>212</text:p>
          </table:table-cell>
          <table:table-cell office:value-type="currency" office:currency="INR" office:value="2756" calcext:value-type="currency">
            <text:p>₹2,756.00</text:p>
          </table:table-cell>
          <table:table-cell office:value-type="float" office:value="176" calcext:value-type="float">
            <text:p>176</text:p>
          </table:table-cell>
          <table:table-cell office:value-type="currency" office:currency="INR" office:value="1760" calcext:value-type="currency">
            <text:p>₹1,760.00</text:p>
          </table:table-cell>
          <table:table-cell office:value-type="float" office:value="30" calcext:value-type="float">
            <text:p>3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1560" calcext:value-type="currency">
            <text:p>₹1,560.00</text:p>
          </table:table-cell>
          <table:table-cell office:value-type="float" office:value="190" calcext:value-type="float">
            <text:p>190</text:p>
          </table:table-cell>
          <table:table-cell office:value-type="currency" office:currency="INR" office:value="1330" calcext:value-type="currency">
            <text:p>₹1,330.00</text:p>
          </table:table-cell>
          <table:table-cell office:value-type="float" office:value="49" calcext:value-type="float">
            <text:p>49</text:p>
          </table:table-cell>
          <table:table-cell office:value-type="currency" office:currency="INR" office:value="1078" calcext:value-type="currency">
            <text:p>₹1,078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920" calcext:value-type="currency">
            <text:p>₹920.00</text:p>
          </table:table-cell>
          <table:table-cell office:value-type="float" office:value="34" calcext:value-type="float">
            <text:p>34</text:p>
          </table:table-cell>
          <table:table-cell office:value-type="currency" office:currency="INR" office:value="1700" calcext:value-type="currency">
            <text:p>₹1,700.00</text:p>
          </table:table-cell>
          <table:table-cell office:value-type="float" office:value="43" calcext:value-type="float">
            <text:p>43</text:p>
          </table:table-cell>
          <table:table-cell office:value-type="currency" office:currency="INR" office:value="1075" calcext:value-type="currency">
            <text:p>₹1,075.00</text:p>
          </table:table-cell>
          <table:table-cell office:value-type="float" office:value="65" calcext:value-type="float">
            <text:p>65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68" calcext:value-type="float">
            <text:p>68</text:p>
          </table:table-cell>
          <table:table-cell office:value-type="currency" office:currency="INR" office:value="544" calcext:value-type="currency">
            <text:p>₹544.00</text:p>
          </table:table-cell>
          <table:table-cell office:value-type="float" office:value="78" calcext:value-type="float">
            <text:p>78</text:p>
          </table:table-cell>
          <table:table-cell office:value-type="currency" office:currency="INR" office:value="780" calcext:value-type="currency">
            <text:p>₹78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805" calcext:value-type="currency">
            <text:p>₹805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650" calcext:value-type="currency">
            <text:p>₹650.00</text:p>
          </table:table-cell>
          <table:table-cell office:value-type="float" office:value="12" calcext:value-type="float">
            <text:p>12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25" calcext:value-type="currency">
            <text:p>₹32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40" calcext:value-type="currency">
            <text:p>₹240.00</text:p>
          </table:table-cell>
          <table:table-cell office:value-type="float" office:value="45" calcext:value-type="float">
            <text:p>4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23" calcext:value-type="float">
            <text:p>23</text:p>
          </table:table-cell>
          <table:table-cell office:value-type="currency" office:currency="INR" office:value="299" calcext:value-type="currency">
            <text:p>₹299.00</text:p>
          </table:table-cell>
          <table:table-cell office:value-type="float" office:value="3" calcext:value-type="float">
            <text:p>3</text:p>
          </table:table-cell>
          <table:table-cell office:value-type="currency" office:currency="INR" office:value="75" calcext:value-type="currency">
            <text:p>₹75.00</text:p>
          </table:table-cell>
          <table:table-cell office:value-type="float" office:value="15" calcext:value-type="float">
            <text:p>15</text:p>
          </table:table-cell>
          <table:table-cell office:value-type="currency" office:currency="INR" office:value="450" calcext:value-type="currency">
            <text:p>₹450.00</text:p>
          </table:table-cell>
          <table:table-cell office:value-type="float" office:value="2" calcext:value-type="float">
            <text:p>2</text:p>
          </table:table-cell>
          <table:table-cell office:value-type="currency" office:currency="INR" office:value="90" calcext:value-type="currency">
            <text:p>₹90.00</text:p>
          </table:table-cell>
          <table:table-cell office:value-type="float" office:value="9" calcext:value-type="float">
            <text:p>9</text:p>
          </table:table-cell>
          <table:table-cell office:value-type="currency" office:currency="INR" office:value="270" calcext:value-type="currency">
            <text:p>₹27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INR" office:value="300" calcext:value-type="currency">
            <text:p>₹300.00</text:p>
          </table:table-cell>
          <table:table-cell office:value-type="float" office:value="13" calcext:value-type="float">
            <text:p>13</text:p>
          </table:table-cell>
          <table:table-cell office:value-type="currency" office:currency="INR" office:value="325" calcext:value-type="currency">
            <text:p>₹325.00</text:p>
          </table:table-cell>
          <table:table-cell office:value-type="float" office:value="8" calcext:value-type="float">
            <text:p>8</text:p>
          </table:table-cell>
          <table:table-cell office:value-type="currency" office:currency="INR" office:value="200" calcext:value-type="currency">
            <text:p>₹200.00</text:p>
          </table:table-cell>
          <table:table-cell office:value-type="float" office:value="4" calcext:value-type="float">
            <text:p>4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float" office:value="6" calcext:value-type="float">
            <text:p>6</text:p>
          </table:table-cell>
          <table:table-cell office:value-type="currency" office:currency="INR" office:value="168" calcext:value-type="currency">
            <text:p>₹168.00</text:p>
          </table:table-cell>
          <table:table-cell table:number-columns-repeated="16321"/>
        </table:table-row>
        <table:table-row table:style-name="ro1" table:number-rows-repeated="104849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 Condensed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pitch="variable" fo:font-size="11pt" style:font-name-asian="Calibri" style:font-family-asian="Calibri" style:font-pitch-asian="variable" style:font-size-asian="10pt" style:font-name-complex="DejaVu Sans Condensed" style:font-family-complex="'DejaVu Sans Condensed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able-cell-properties fo:background-color="transparent" style:vertical-align="bottom"/>
      <style:text-properties fo:color="#000000" style:font-name="Calibri" fo:font-family="Calibri" style:font-pitch="variable" fo:font-size="11pt" style:font-name-asian="Calibri" style:font-family-asian="Calibri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Normal" style:family="table-cell" style:parent-style-name="Default">
      <style:table-cell-properties style:vertical-align="bottom"/>
      <style:text-properties fo:color="#000000" style:font-name="Calibri" fo:font-family="Calibri" style:font-pitch="variable" fo:font-size="11pt" style:font-name-asian="Calibri" style:font-family-asian="Calibri" style:font-pitch-asian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1:14:27.9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/>
    <meta:creation-date>2008-01-25T18:43:47</meta:creation-date>
    <dc:language>en-US</dc:language>
    <meta:editing-cycles>9</meta:editing-cycles>
    <meta:editing-duration>PT10H52M</meta:editing-duration>
    <dc:title>Transformed_Hostel_canteen_data</dc:title>
    <dc:date>2024-06-09T11:58:17.099000000</dc:date>
    <meta:document-statistic meta:table-count="1" meta:cell-count="4756" meta:object-count="0"/>
    <meta:user-defined meta:name="Info 1"/>
    <meta:user-defined meta:name="Info 2"/>
    <meta:user-defined meta:name="Info 3"/>
    <meta:user-defined meta:name="Info 4"/>
  </office:meta>
</office:document-meta>
</file>